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2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5f_BuiltIn_5f_40_25__20_-_20_Accent3">
      <style:table-cell-properties fo:background-color="transparent"/>
    </style:style>
    <style:style style:name="ce3" style:family="table-cell" style:parent-style-name="Defaul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8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6" table:default-cell-style-name="ce2"/>
        <table:table-column table:style-name="co1" table:default-cell-style-name="ce1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2">
          <table:table-cell office:value-type="string">
            <text:p>NTV01</text:p>
          </table:table-cell>
          <table:table-cell office:value-type="string">
            <text:p>One COS</text:p>
          </table:table-cell>
          <table:table-cell office:value-type="string">
            <text:p>Closed</text:p>
          </table:table-cell>
          <table:table-cell table:number-columns-repeated="2" office:value-type="string">
            <text:p>n/a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Sales Order Management &amp; Reservations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table:number-columns-repeated="3"/>
          <table:table-cell office:value-type="string">
            <text:p>Franklin Post</text:p>
          </table:table-cell>
          <table:table-cell/>
          <table:table-cell office:value-type="string">
            <text:p>Johanna Arnell</text:p>
          </table:table-cell>
          <table:table-cell office:value-type="string">
            <text:p>Lena Bengtsdotter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NONE</text:p>
          </table:table-cell>
          <table:table-cell table:number-columns-repeated="4"/>
          <table:table-cell table:number-columns-repeated="2" office:value-type="string">
            <text:p>n/a</text:p>
          </table:table-cell>
          <table:table-cell table:number-columns-repeated="12" office:value-type="string">
            <text:p>Complete</text:p>
          </table:table-cell>
          <table:table-cell table:number-columns-repeated="6"/>
        </table:table-row>
        <table:table-row table:style-name="ro2">
          <table:table-cell office:value-type="string">
            <text:p>NTV02</text:p>
          </table:table-cell>
          <table:table-cell office:value-type="string">
            <text:p>SAREC+</text:p>
          </table:table-cell>
          <table:table-cell office:value-type="string">
            <text:p>Roll out</text:p>
          </table:table-cell>
          <table:table-cell office:value-type="string">
            <text:p>n/a</text:p>
          </table:table-cell>
          <table:table-cell office:value-type="string">
            <text:p>FY16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Finance Management</text:p>
          </table:table-cell>
          <table:table-cell office:value-type="string">
            <text:p>New standards, routines and tools for </text:p>
          </table:table-cell>
          <table:table-cell office:value-type="string">
            <text:p>Take over all cash reconcilliation <text:s/>and business accounting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erform and report financial activities</text:p>
          </table:table-cell>
          <table:table-cell office:value-type="string">
            <text:p>Martin van Dam</text:p>
          </table:table-cell>
          <table:table-cell office:value-type="string">
            <text:p>TBD</text:p>
          </table:table-cell>
          <table:table-cell office:value-type="string">
            <text:p>Supporting</text:p>
          </table:table-cell>
          <table:table-cell office:value-type="string">
            <text:p>Business Administration or N/A?</text:p>
          </table:table-cell>
          <table:table-cell office:value-type="string">
            <text:p>Karsten Stiegler</text:p>
          </table:table-cell>
          <table:table-cell table:number-columns-repeated="2"/>
          <table:table-cell office:value-type="string">
            <text:p>Frank Verboven</text:p>
          </table:table-cell>
          <table:table-cell office:value-type="string">
            <text:p>n/a</text:p>
          </table:table-cell>
          <table:table-cell office:value-type="string">
            <text:p>Ruben de Jong</text:p>
          </table:table-cell>
          <table:table-cell office:value-type="string">
            <text:p>Eva Alfredsson</text:p>
          </table:table-cell>
          <table:table-cell office:value-type="string">
            <text:p>Johan Green</text:p>
          </table:table-cell>
          <table:table-cell office:value-type="string">
            <text:p>Klaudius Mainka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NONE</text:p>
          </table:table-cell>
          <table:table-cell table:number-columns-repeated="6"/>
          <table:table-cell table:number-columns-repeated="2" office:value-type="string">
            <text:p>PTT: 2014.01.02</text:p>
          </table:table-cell>
          <table:table-cell office:value-type="string">
            <text:p>n/a</text:p>
          </table:table-cell>
          <table:table-cell office:value-type="string">
            <text:p>PTT: 2015.01.05</text:p>
          </table:table-cell>
          <table:table-cell table:number-columns-repeated="2"/>
          <table:table-cell office:value-type="string">
            <text:p>PTT: 2015.11.30</text:p>
          </table:table-cell>
          <table:table-cell table:number-columns-repeated="11"/>
        </table:table-row>
        <table:table-row table:style-name="ro2">
          <table:table-cell office:value-type="string">
            <text:p>NTV03</text:p>
          </table:table-cell>
          <table:table-cell office:value-type="string">
            <text:p>POS Upgrade</text:p>
          </table:table-cell>
          <table:table-cell office:value-type="string">
            <text:p>Roll out</text:p>
          </table:table-cell>
          <table:table-cell office:value-type="string">
            <text:p>n/a</text:p>
          </table:table-cell>
          <table:table-cell office:value-type="string">
            <text:p>FY15 - T3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Cash &amp; Credit Mgmt</text:p>
          </table:table-cell>
          <table:table-cell office:value-type="string">
            <text:p>One global payment system</text:p>
          </table:table-cell>
          <table:table-cell office:value-type="string">
            <text:p>Take over all cash management responsibility and remove Calypso/IBM4690 solution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/>
          <table:table-cell office:value-type="string">
            <text:p>Per Råborg</text:p>
          </table:table-cell>
          <table:table-cell office:value-type="string">
            <text:p>Håkan Andersson</text:p>
          </table:table-cell>
          <table:table-cell table:number-columns-repeated="3" office:value-type="string">
            <text:p>Fredrik Axén</text:p>
          </table:table-cell>
          <table:table-cell table:number-columns-repeated="2" office:value-type="string">
            <text:p>Johanna Donner</text:p>
          </table:table-cell>
          <table:table-cell office:value-type="string">
            <text:p>Magnus Hedlund</text:p>
          </table:table-cell>
          <table:table-cell office:value-type="string">
            <text:p>Kristian Wahlgren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NONE</text:p>
          </table:table-cell>
          <table:table-cell table:number-columns-repeated="4"/>
          <table:table-cell table:number-columns-repeated="2" office:value-type="string">
            <text:p>N/A</text:p>
          </table:table-cell>
          <table:table-cell office:value-type="string">
            <text:p><text:s/>PTT: 2010.03.05</text:p>
          </table:table-cell>
          <table:table-cell office:value-type="string">
            <text:p>PPO: 2010.03.31</text:p>
          </table:table-cell>
          <table:table-cell office:value-type="string">
            <text:p>N/A</text:p>
          </table:table-cell>
          <table:table-cell table:number-columns-repeated="2" office:value-type="string">
            <text:p>PPO: 2012.12.17 <text:s text:c="15"/>PTT: 2012.12.27</text:p>
          </table:table-cell>
          <table:table-cell office:value-type="string">
            <text:p>N/A</text:p>
          </table:table-cell>
          <table:table-cell office:value-type="string">
            <text:p>PTT: 2013.09.01</text:p>
          </table:table-cell>
          <table:table-cell office:value-type="string">
            <text:p>PTT: 2013.12.20</text:p>
          </table:table-cell>
          <table:table-cell office:value-type="string">
            <text:p>N/A</text:p>
          </table:table-cell>
          <table:table-cell office:value-type="string">
            <text:p>PPO: 2015.08.28 <text:s text:c="16"/>PTT: 2015.08.30</text:p>
          </table:table-cell>
          <table:table-cell/>
          <table:table-cell office:value-type="string">
            <text:p>Emil: 2015.08.30</text:p>
          </table:table-cell>
          <table:table-cell/>
          <table:table-cell office:value-type="string">
            <text:p>India, Romania and Croatia not part of project but needs to be moved to TP.NET before dependent projects can proceed.</text:p>
          </table:table-cell>
          <table:table-cell table:number-columns-repeated="4"/>
        </table:table-row>
        <table:table-row table:style-name="ro3">
          <table:table-cell office:value-type="string">
            <text:p>NTV04</text:p>
          </table:table-cell>
          <table:table-cell office:value-type="string">
            <text:p>STMS Delivery Planning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/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(affect) SGF</text:p>
          </table:table-cell>
          <table:table-cell office:value-type="string">
            <text:p>Expectation is to not add on logic in MHS unless it clearly takes us towards a target solution</text:p>
          </table:table-cell>
          <table:table-cell office:value-type="string">
            <text:p>Replacing CNS, new foundation for the delivery area in IKEA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Order &amp; Delivery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Davide Urani</text:p>
          </table:table-cell>
          <table:table-cell office:value-type="string">
            <text:p><text:s/>Lars Gunnarsson</text:p>
          </table:table-cell>
          <table:table-cell office:value-type="string">
            <text:p>Melaine van Der Toorn Vritjhoff</text:p>
            <text:p/>
          </table:table-cell>
          <table:table-cell office:value-type="string">
            <text:p>Marcus Baumgartner &amp; Paulo Cinelli</text:p>
          </table:table-cell>
          <table:table-cell/>
          <table:table-cell office:value-type="string">
            <text:p>Henrik Bjurman</text:p>
          </table:table-cell>
          <table:table-cell office:value-type="string">
            <text:p>Ulf Zachrisson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FY15/T2-T3</text:p>
          </table:table-cell>
          <table:table-cell table:number-columns-repeated="3"/>
          <table:table-cell table:number-columns-repeated="2" office:value-type="string">
            <text:p>N/A</text:p>
          </table:table-cell>
          <table:table-cell office:value-type="string">
            <text:p>LDI: 2014.02.07 <text:s text:c="18"/>PTT: 2014.02.12 </text:p>
          </table:table-cell>
          <table:table-cell office:value-type="string">
            <text:p>LDI: 2014.02.07 <text:s text:c="18"/>PTT: 2014.02.12</text:p>
          </table:table-cell>
          <table:table-cell office:value-type="string">
            <text:p>n/a</text:p>
          </table:table-cell>
          <table:table-cell office:value-type="string">
            <text:p>LDI: 2015.01.31 <text:s text:c="19"/>PTT: 2015.01.30</text:p>
          </table:table-cell>
          <table:table-cell office:value-type="string">
            <text:p>PPI: 2015.01.31 <text:s text:c="19"/>PTT:2015.01.30</text:p>
          </table:table-cell>
          <table:table-cell table:number-columns-repeated="4"/>
          <table:table-cell office:value-type="string">
            <text:p>PPI:2015.08.31</text:p>
          </table:table-cell>
          <table:table-cell table:number-columns-repeated="3"/>
          <table:table-cell office:value-type="string">
            <text:p>Their goal is to not impact MHS more then reusing existing CNS interface.</text:p>
          </table:table-cell>
          <table:table-cell table:number-columns-repeated="4"/>
        </table:table-row>
        <table:table-row table:style-name="ro2">
          <table:table-cell office:value-type="string">
            <text:p>NTV05</text:p>
          </table:table-cell>
          <table:table-cell office:value-type="string">
            <text:p>PinS</text:p>
          </table:table-cell>
          <table:table-cell office:value-type="string">
            <text:p>Roll out</text:p>
          </table:table-cell>
          <table:table-cell table:number-columns-repeated="2" office:value-type="string">
            <text:p>n/a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SGF</text:p>
          </table:table-cell>
          <table:table-cell office:value-type="string">
            <text:p>Rollout Picking in Store to all stores</text:p>
          </table:table-cell>
          <table:table-cell office:value-type="string">
            <text:p>Complete rollout of PinS and sales order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Order &amp; Delivery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Martin Fachinger</text:p>
          </table:table-cell>
          <table:table-cell office:value-type="string">
            <text:p>Melanie van Der Toorn Vritjhoff</text:p>
          </table:table-cell>
          <table:table-cell office:value-type="string">
            <text:p>n/a</text:p>
          </table:table-cell>
          <table:table-cell office:value-type="string">
            <text:p>Martin Fachinger</text:p>
          </table:table-cell>
          <table:table-cell/>
          <table:table-cell office:value-type="string">
            <text:p>Magnus Anderberg</text:p>
          </table:table-cell>
          <table:table-cell office:value-type="string">
            <text:p>Jonatan Lindqvist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n/a</text:p>
          </table:table-cell>
          <table:table-cell table:number-columns-repeated="6"/>
          <table:table-cell office:value-type="string">
            <text:p>NONE</text:p>
          </table:table-cell>
          <table:table-cell table:number-columns-repeated="4"/>
          <table:table-cell table:number-columns-repeated="2" office:value-type="string">
            <text:p>n/a</text:p>
          </table:table-cell>
          <table:table-cell table:number-columns-repeated="12" office:value-type="string">
            <text:p>Complete</text:p>
          </table:table-cell>
          <table:table-cell/>
          <table:table-cell office:value-type="string">
            <text:p>Expected to be rolled out during FY14</text:p>
          </table:table-cell>
          <table:table-cell table:number-columns-repeated="4"/>
        </table:table-row>
        <table:table-row table:style-name="ro3">
          <table:table-cell office:value-type="string">
            <text:p>NTV06</text:p>
          </table:table-cell>
          <table:table-cell office:value-type="string">
            <text:p>Centiro FR</text:p>
          </table:table-cell>
          <table:table-cell office:value-type="string">
            <text:p>Closed</text:p>
          </table:table-cell>
          <table:table-cell table:number-columns-repeated="2" office:value-type="string">
            <text:p>n/a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Sales Order Management &amp; Reservations</text:p>
          </table:table-cell>
          <table:table-cell office:value-type="string">
            <text:p>Rollout centiro in France</text:p>
          </table:table-cell>
          <table:table-cell office:value-type="string">
            <text:p>Remove all HODS usage in MHS and enable cleanup of old customer order logic in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office:value-type="string">
            <text:p>Marcus Baumgartner</text:p>
          </table:table-cell>
          <table:table-cell office:value-type="string">
            <text:p>Marie Klasson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/>
          <table:table-cell office:value-type="string">
            <text:p>Lars Gunnarsson</text:p>
          </table:table-cell>
          <table:table-cell table:number-columns-repeated="2"/>
          <table:table-cell office:value-type="string">
            <text:p>Rickard Klasson</text:p>
          </table:table-cell>
          <table:table-cell office:value-type="string">
            <text:p>Magnus Anderberg</text:p>
          </table:table-cell>
          <table:table-cell office:value-type="string">
            <text:p>n/a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NONE</text:p>
          </table:table-cell>
          <table:table-cell table:number-columns-repeated="6"/>
          <table:table-cell office:value-type="string">
            <text:p>Ongoing</text:p>
          </table:table-cell>
          <table:table-cell table:number-columns-repeated="8"/>
          <table:table-cell office:value-type="string">
            <text:p>Emil: 2015.12.01 (France Dec 2014)</text:p>
          </table:table-cell>
          <table:table-cell table:number-columns-repeated="3"/>
          <table:table-cell office:value-type="string">
            <text:p>This together with OneCOS and PinS enables removal of customer order mgmt</text:p>
            <text:p>Jean-Luc Delfesc for France</text:p>
          </table:table-cell>
          <table:table-cell table:number-columns-repeated="4"/>
        </table:table-row>
        <table:table-row table:style-name="ro2">
          <table:table-cell office:value-type="string">
            <text:p>NTV07</text:p>
          </table:table-cell>
          <table:table-cell office:value-type="string">
            <text:p>Quality Deviation 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Dec 2016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Range</text:p>
          </table:table-cell>
          <table:table-cell office:value-type="string">
            <text:p>Capture and handle quality deviations and handle sales stops...</text:p>
          </table:table-cell>
          <table:table-cell office:value-type="string">
            <text:p>Adds <text:s/>sales stop integration to MHS and disable Sales stop administration in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office:value-type="string">
            <text:p>Marcus Baumgartner</text:p>
          </table:table-cell>
          <table:table-cell office:value-type="string">
            <text:p>Marie Klasson</text:p>
          </table:table-cell>
          <table:table-cell office:value-type="string">
            <text:p>Range&amp;Supply</text:p>
          </table:table-cell>
          <table:table-cell office:value-type="string">
            <text:p>Purchasing &amp; Supplier Development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Karen Pflug</text:p>
          </table:table-cell>
          <table:table-cell office:value-type="string">
            <text:p>Lars Gunnarsson</text:p>
          </table:table-cell>
          <table:table-cell office:value-type="string">
            <text:p>n/a</text:p>
          </table:table-cell>
          <table:table-cell office:value-type="string">
            <text:p>Karen Pflug</text:p>
          </table:table-cell>
          <table:table-cell/>
          <table:table-cell office:value-type="string">
            <text:p>Karl Bergfors</text:p>
          </table:table-cell>
          <table:table-cell office:value-type="string">
            <text:p>Camilla Larsson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n/a</text:p>
          </table:table-cell>
          <table:table-cell table:number-columns-repeated="6"/>
          <table:table-cell office:value-type="string">
            <text:p>L</text:p>
          </table:table-cell>
          <table:table-cell office:value-type="string">
            <text:p>FY15/T3-FY16-T1</text:p>
          </table:table-cell>
          <table:table-cell table:number-columns-repeated="3"/>
          <table:table-cell table:number-columns-repeated="2" office:value-type="string">
            <text:p>N/A</text:p>
          </table:table-cell>
          <table:table-cell table:number-columns-repeated="2" office:value-type="string">
            <text:p>PPI: 2013.07.01 <text:s text:c="17"/>PTT: 2013.07.01</text:p>
          </table:table-cell>
          <table:table-cell office:value-type="string">
            <text:p>N/A</text:p>
          </table:table-cell>
          <table:table-cell office:value-type="string">
            <text:p>PPI: 2014.12.17 <text:s text:c="19"/>PTT: 2014.12.17</text:p>
          </table:table-cell>
          <table:table-cell table:number-columns-repeated="5"/>
          <table:table-cell office:value-type="string">
            <text:p>PPI: 2017.03.31</text:p>
          </table:table-cell>
          <table:table-cell table:number-columns-repeated="3"/>
          <table:table-cell office:value-type="string">
            <text:p>Introduces sales stops on a lower level in MHS then today and in more flows in the store. </text:p>
          </table:table-cell>
          <table:table-cell table:number-columns-repeated="4"/>
        </table:table-row>
        <table:table-row table:style-name="ro2">
          <table:table-cell office:value-type="string">
            <text:p>NTV08</text:p>
          </table:table-cell>
          <table:table-cell office:value-type="string">
            <text:p>New shortage handling Prestudy</text:p>
          </table:table-cell>
          <table:table-cell office:value-type="string">
            <text:p>Running</text:p>
          </table:table-cell>
          <table:table-cell table:number-columns-repeated="2" office:value-type="string">
            <text:p>FY15</text:p>
          </table:table-cell>
          <table:table-cell office:value-type="string">
            <text:p>Pre-Study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n/a</text:p>
          </table:table-cell>
          <table:table-cell office:value-type="string">
            <text:p>New way of calculating and act on shortages. New shortage reasons that are more precise</text:p>
          </table:table-cell>
          <table:table-cell office:value-type="string">
            <text:p>Align with MHS TP in prestudy and not add major development to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office:value-type="string">
            <text:p>Marcus Baumgartner</text:p>
          </table:table-cell>
          <table:table-cell office:value-type="string">
            <text:p>Marie Klasson</text:p>
          </table:table-cell>
          <table:table-cell office:value-type="string">
            <text:p>Range&amp;Supply</text:p>
          </table:table-cell>
          <table:table-cell/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/>
          <table:table-cell office:value-type="string">
            <text:p>Lars Gunnarsson</text:p>
          </table:table-cell>
          <table:table-cell table:number-columns-repeated="3"/>
          <table:table-cell office:value-type="string">
            <text:p>Siv Bennhagen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3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33"/>
          <table:table-cell office:value-type="string">
            <text:p>The actual project will put new requirements to SGF and SLM parts of MHS</text:p>
          </table:table-cell>
          <table:table-cell table:number-columns-repeated="4"/>
        </table:table-row>
        <table:table-row table:style-name="ro3">
          <table:table-cell office:value-type="string">
            <text:p>NTV09</text:p>
          </table:table-cell>
          <table:table-cell office:value-type="string">
            <text:p>One Common Replenishment</text:p>
          </table:table-cell>
          <table:table-cell office:value-type="string">
            <text:p>Not Started</text:p>
          </table:table-cell>
          <table:table-cell office:value-type="string">
            <text:p>FY16</text:p>
          </table:table-cell>
          <table:table-cell office:value-type="string">
            <text:p>End Of FY17?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Forecast &amp; Safety Stock</text:p>
          </table:table-cell>
          <table:table-cell office:value-type="string">
            <text:p>Move the replenishment logic to JDA and in this move out Forecasting and Safety stock from MHS</text:p>
          </table:table-cell>
          <table:table-cell office:value-type="string">
            <text:p>Removes all forecasting and safety stock from MHS so that SRS part of MHS can <text:s/>be closed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office:value-type="string">
            <text:p>Marcus Baumgartner</text:p>
          </table:table-cell>
          <table:table-cell office:value-type="string">
            <text:p>Marie Klasson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/>
          <table:table-cell office:value-type="string">
            <text:p>Lars Gunnarsson</text:p>
          </table:table-cell>
          <table:table-cell table:number-columns-repeated="2"/>
          <table:table-cell office:value-type="string">
            <text:p>Lars Gunnarsson</text:p>
          </table:table-cell>
          <table:table-cell office:value-type="string">
            <text:p>Björn Westerberg</text:p>
          </table:table-cell>
          <table:table-cell office:value-type="string">
            <text:p>tbd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13"/>
          <table:table-cell office:value-type="string">
            <text:p>Emil: 2015.09.01</text:p>
          </table:table-cell>
          <table:table-cell table:number-columns-repeated="8"/>
          <table:table-cell office:value-type="string">
            <text:p>Emil: 2017.08.31</text:p>
          </table:table-cell>
          <table:table-cell table:number-columns-repeated="3"/>
          <table:table-cell office:value-type="string">
            <text:p>Planning for PoC in Älmhult and Malmö store. </text:p>
            <text:p>Estimated to 3 years assuming that first estimation on 3 years to be rolled out can be shortened to 2,5 and have 6 month for cleanup...</text:p>
          </table:table-cell>
          <table:table-cell table:number-columns-repeated="4"/>
        </table:table-row>
        <table:table-row table:style-name="ro2">
          <table:table-cell office:value-type="string">
            <text:p>NTV10</text:p>
          </table:table-cell>
          <table:table-cell office:value-type="string">
            <text:p>DWP </text:p>
          </table:table-cell>
          <table:table-cell office:value-type="string">
            <text:p>Running</text:p>
          </table:table-cell>
          <table:table-cell table:number-columns-repeated="2" office:value-type="string">
            <text:p>FY15</text:p>
          </table:table-cell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SGF</text:p>
          </table:table-cell>
          <table:table-cell office:value-type="string">
            <text:p>Improve data quality and get better accuracy in DWP information</text:p>
          </table:table-cell>
          <table:table-cell office:value-type="string">
            <text:p>Consider MHS TP in the design by splitting need in terms of SGF, SLM and other components.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Handling &amp; Storage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Werner Hölter</text:p>
          </table:table-cell>
          <table:table-cell office:value-type="string">
            <text:p>Lars Gunnarsson</text:p>
          </table:table-cell>
          <table:table-cell/>
          <table:table-cell office:value-type="string">
            <text:p>Werner Hölter</text:p>
          </table:table-cell>
          <table:table-cell/>
          <table:table-cell office:value-type="string">
            <text:p>Tobias Rehnström</text:p>
          </table:table-cell>
          <table:table-cell office:value-type="string">
            <text:p>Peter Nordström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n/a</text:p>
          </table:table-cell>
          <table:table-cell table:number-columns-repeated="13"/>
          <table:table-cell table:number-columns-repeated="2" office:value-type="string">
            <text:p>PPI: 2014.06.08</text:p>
          </table:table-cell>
          <table:table-cell office:value-type="string">
            <text:p>N/A</text:p>
          </table:table-cell>
          <table:table-cell office:value-type="string">
            <text:p>PPI: 2014.12.05 <text:s text:c="18"/>Emil: 2014.12.15</text:p>
          </table:table-cell>
          <table:table-cell office:value-type="string">
            <text:p>PPI: 2014.12.05 <text:s text:c="18"/></text:p>
          </table:table-cell>
          <table:table-cell office:value-type="string">
            <text:p>N/A</text:p>
          </table:table-cell>
          <table:table-cell table:number-columns-repeated="2" office:value-type="string">
            <text:p>PPI: 2015.04.30</text:p>
          </table:table-cell>
          <table:table-cell/>
          <table:table-cell office:value-type="string">
            <text:p>PPI: 2015.08.31 <text:s text:c="18"/>Emil: 2015.05.30</text:p>
          </table:table-cell>
          <table:table-cell office:value-type="string">
            <text:p>PPI: 2015.08.31</text:p>
          </table:table-cell>
          <table:table-cell table:number-columns-repeated="2"/>
          <table:table-cell office:value-type="string">
            <text:p>Redesign of the DWP information flow</text:p>
          </table:table-cell>
          <table:table-cell table:number-columns-repeated="4"/>
        </table:table-row>
        <table:table-row table:style-name="ro2">
          <table:table-cell office:value-type="string">
            <text:p>NTV11</text:p>
          </table:table-cell>
          <table:table-cell office:value-type="string">
            <text:p>Future BI Landscape</text:p>
          </table:table-cell>
          <table:table-cell office:value-type="string">
            <text:p>Running</text:p>
          </table:table-cell>
          <table:table-cell office:value-type="string">
            <text:p>FY14</text:p>
          </table:table-cell>
          <table:table-cell office:value-type="string">
            <text:p>FY16-T2</text:p>
          </table:table-cell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Reporting</text:p>
          </table:table-cell>
          <table:table-cell/>
          <table:table-cell office:value-type="string">
            <text:p>To only fetch information from source system and not MHS. Utilize integration point for integratio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erform and report financial activities</text:p>
          </table:table-cell>
          <table:table-cell office:value-type="string">
            <text:p>Martin van Dam</text:p>
          </table:table-cell>
          <table:table-cell office:value-type="string">
            <text:p>TBD</text:p>
          </table:table-cell>
          <table:table-cell office:value-type="string">
            <text:p>Supporting</text:p>
          </table:table-cell>
          <table:table-cell office:value-type="string">
            <text:p>Business Performance</text:p>
          </table:table-cell>
          <table:table-cell office:value-type="string">
            <text:p>Karsten Stiegler</text:p>
          </table:table-cell>
          <table:table-cell office:value-type="string">
            <text:p>Sten Hansson</text:p>
          </table:table-cell>
          <table:table-cell office:value-type="string">
            <text:p>Don Peterson</text:p>
          </table:table-cell>
          <table:table-cell office:value-type="string">
            <text:p>Frank Verboven</text:p>
          </table:table-cell>
          <table:table-cell/>
          <table:table-cell office:value-type="string">
            <text:p>Don Peterson</text:p>
          </table:table-cell>
          <table:table-cell office:value-type="string">
            <text:p>Anna Almqvist</text:p>
          </table:table-cell>
          <table:table-cell office:value-type="string">
            <text:p>Mikael Nordbeck</text:p>
          </table:table-cell>
          <table:table-cell office:value-type="string">
            <text:p>Carina Beckman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L</text:p>
          </table:table-cell>
          <table:table-cell office:value-type="string">
            <text:p>FY15/T3</text:p>
          </table:table-cell>
          <table:table-cell table:number-columns-repeated="5"/>
          <table:table-cell office:value-type="string">
            <text:p>PPI: 2013.04.17 <text:s text:c="23"/>PTT:2013.04.15</text:p>
          </table:table-cell>
          <table:table-cell office:value-type="string">
            <text:p>PPI: 2013.04.17 <text:s text:c="25"/>PTT:2013.04.15</text:p>
          </table:table-cell>
          <table:table-cell/>
          <table:table-cell office:value-type="string">
            <text:p>PPI: 2014.02.03 <text:s text:c="24"/>PTT:2014.01.20</text:p>
          </table:table-cell>
          <table:table-cell office:value-type="string">
            <text:p>PPI: 2014.02.05 <text:s text:c="21"/>PTT:2014.01.20</text:p>
          </table:table-cell>
          <table:table-cell/>
          <table:table-cell office:value-type="string">
            <text:p>PPI: 2015.12.31 <text:s text:c="19"/>PTT: 2015.10.31</text:p>
          </table:table-cell>
          <table:table-cell office:value-type="string">
            <text:p>PPI: 2015.12.31</text:p>
          </table:table-cell>
          <table:table-cell/>
          <table:table-cell office:value-type="string">
            <text:p>PPI: 2016.02.15 <text:s text:c="22"/>PTT: 2016.02.15</text:p>
          </table:table-cell>
          <table:table-cell table:number-columns-repeated="8"/>
        </table:table-row>
        <table:table-row table:style-name="ro2">
          <table:table-cell office:value-type="string">
            <text:p>NTV12</text:p>
          </table:table-cell>
          <table:table-cell office:value-type="string">
            <text:p>Support Ticket Management Pre-Study</text:p>
          </table:table-cell>
          <table:table-cell office:value-type="string">
            <text:p>Not Started</text:p>
          </table:table-cell>
          <table:table-cell office:value-type="string">
            <text:p>FY15 - T3</text:p>
          </table:table-cell>
          <table:table-cell office:value-type="string">
            <text:p>FY16-T1</text:p>
          </table:table-cell>
          <table:table-cell office:value-type="string">
            <text:p>Pre-Study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Return Managemen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edrik Axén</text:p>
          </table:table-cell>
          <table:table-cell table:number-columns-repeated="2"/>
          <table:table-cell office:value-type="string">
            <text:p>Peder Apelgren</text:p>
          </table:table-cell>
          <table:table-cell table:number-columns-repeated="2" office:value-type="string">
            <text:p>tb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3"/>
          <table:table-cell table:number-columns-repeated="7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1"/>
          <table:table-cell office:value-type="string">
            <text:p>2015.01.01</text:p>
          </table:table-cell>
          <table:table-cell table:number-columns-repeated="8"/>
          <table:table-cell office:value-type="string">
            <text:p>Emil: 2015.08.31</text:p>
          </table:table-cell>
          <table:table-cell/>
          <table:table-cell office:value-type="string">
            <text:p>Emil: 2015.04.30</text:p>
          </table:table-cell>
          <table:table-cell table:number-columns-repeated="6"/>
        </table:table-row>
        <table:table-row table:style-name="ro2">
          <table:table-cell office:value-type="string">
            <text:p>NTV13</text:p>
          </table:table-cell>
          <table:table-cell office:value-type="string">
            <text:p>Support Ticket Management Project</text:p>
          </table:table-cell>
          <table:table-cell office:value-type="string">
            <text:p>Not Started</text:p>
          </table:table-cell>
          <table:table-cell office:value-type="string">
            <text:p>FY16</text:p>
          </table:table-cell>
          <table:table-cell office:value-type="string">
            <text:p>?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Return Managemen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table:number-columns-repeated="2"/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edrik Axén</text:p>
          </table:table-cell>
          <table:table-cell table:number-columns-repeated="3"/>
          <table:table-cell table:number-columns-repeated="2" office:value-type="string">
            <text:p>tbd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/>
          <table:table-cell office:value-type="string">
            <text:p>H</text:p>
          </table:table-cell>
          <table:table-cell office:value-type="string">
            <text:p>?</text:p>
          </table:table-cell>
          <table:table-cell office:value-type="string">
            <text:p>H</text:p>
          </table:table-cell>
          <table:table-cell office:value-type="float" office:value="15000">
            <text:p>15000</text:p>
          </table:table-cell>
          <table:table-cell office:value-type="string">
            <text:p>?</text:p>
          </table:table-cell>
          <table:table-cell office:value-type="string">
            <text:p>H</text:p>
          </table:table-cell>
          <table:table-cell office:value-type="string">
            <text:p>FY16-FY17</text:p>
          </table:table-cell>
          <table:table-cell office:value-type="string">
            <text:p>H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Emil: 2015.08.31</text:p>
          </table:table-cell>
          <table:table-cell table:number-columns-repeated="12"/>
          <table:table-cell office:value-type="string">
            <text:p>Assumption is that it will be started FY16 </text:p>
          </table:table-cell>
          <table:table-cell table:number-columns-repeated="4"/>
        </table:table-row>
        <table:table-row table:style-name="ro2">
          <table:table-cell office:value-type="string">
            <text:p>NTV14</text:p>
          </table:table-cell>
          <table:table-cell office:value-type="string">
            <text:p>Integrated Finance Platform</text:p>
          </table:table-cell>
          <table:table-cell office:value-type="string">
            <text:p>Running</text:p>
          </table:table-cell>
          <table:table-cell office:value-type="string">
            <text:p>FY15</text:p>
          </table:table-cell>
          <table:table-cell office:value-type="string">
            <text:p>FY20</text:p>
          </table:table-cell>
          <table:table-cell office:value-type="string">
            <text:p>Project/Program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Finance Management</text:p>
          </table:table-cell>
          <table:table-cell/>
          <table:table-cell office:value-type="string">
            <text:p>To minimize the needs of information from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erform and report financial activities</text:p>
          </table:table-cell>
          <table:table-cell table:number-columns-repeated="2"/>
          <table:table-cell office:value-type="string">
            <text:p>Supporting</text:p>
          </table:table-cell>
          <table:table-cell/>
          <table:table-cell office:value-type="string">
            <text:p>Karsten Stiegler</text:p>
          </table:table-cell>
          <table:table-cell table:number-columns-repeated="2"/>
          <table:table-cell office:value-type="string">
            <text:p>Frank Verboven</text:p>
          </table:table-cell>
          <table:table-cell table:number-columns-repeated="2"/>
          <table:table-cell office:value-type="string">
            <text:p>Ines Bajalo</text:p>
          </table:table-cell>
          <table:table-cell office:value-type="string">
            <text:p>Rineke Renema 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n/a</text:p>
          </table:table-cell>
          <table:table-cell table:number-columns-repeated="31"/>
        </table:table-row>
        <table:table-row table:style-name="ro2">
          <table:table-cell office:value-type="string">
            <text:p>NTV15</text:p>
          </table:table-cell>
          <table:table-cell office:value-type="string">
            <text:p>Traceability</text:p>
          </table:table-cell>
          <table:table-cell office:value-type="string">
            <text:p>Not Started</text:p>
          </table:table-cell>
          <table:table-cell office:value-type="string">
            <text:p>FY16</text:p>
          </table:table-cell>
          <table:table-cell office:value-type="string">
            <text:p>?</text:p>
          </table:table-cell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Planned Business </text:p>
          </table:table-cell>
          <table:table-cell office:value-type="string">
            <text:p>ALL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office:value-type="string">
            <text:p>Marcus Baumgartner</text:p>
          </table:table-cell>
          <table:table-cell office:value-type="string">
            <text:p>Marie Klasson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Ingemar Rask</text:p>
          </table:table-cell>
          <table:table-cell/>
          <table:table-cell office:value-type="string">
            <text:p>Lars Gunnarsson</text:p>
          </table:table-cell>
          <table:table-cell table:number-columns-repeated="6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n/a</text:p>
          </table:table-cell>
          <table:table-cell/>
          <table:table-cell table:number-columns-repeated="9" office:value-type="string">
            <text:p>?</text:p>
          </table:table-cell>
          <table:table-cell table:number-columns-repeated="12"/>
          <table:table-cell office:value-type="string">
            <text:p>?</text:p>
          </table:table-cell>
          <table:table-cell table:number-columns-repeated="8"/>
        </table:table-row>
        <table:table-row table:style-name="ro2">
          <table:table-cell office:value-type="string">
            <text:p>NTV16</text:p>
          </table:table-cell>
          <table:table-cell office:value-type="string">
            <text:p>Multichannel Replenishment Prestudy (range information)</text:p>
          </table:table-cell>
          <table:table-cell office:value-type="string">
            <text:p>Closed</text:p>
          </table:table-cell>
          <table:table-cell table:number-columns-repeated="2" office:value-type="string">
            <text:p>n/a</text:p>
          </table:table-cell>
          <table:table-cell office:value-type="string">
            <text:p>Pre-Study</text:p>
          </table:table-cell>
          <table:table-cell office:value-type="string">
            <text:p>Dependency </text:p>
          </table:table-cell>
          <table:table-cell office:value-type="string">
            <text:p>Planned Business </text:p>
          </table:table-cell>
          <table:table-cell office:value-type="string">
            <text:p>Forecast &amp; Safety Stock</text:p>
          </table:table-cell>
          <table:table-cell/>
          <table:table-cell office:value-type="string">
            <text:p>Range management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Plan Sales and Supply</text:p>
          </table:table-cell>
          <table:table-cell table:number-columns-repeated="2"/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table:number-columns-repeated="25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9"/>
          <table:table-cell office:value-type="string">
            <text:p>FY14</text:p>
          </table:table-cell>
          <table:table-cell table:number-columns-repeated="8"/>
        </table:table-row>
        <table:table-row table:style-name="ro3">
          <table:table-cell office:value-type="string">
            <text:p>NTV17</text:p>
          </table:table-cell>
          <table:table-cell office:value-type="string">
            <text:p>SOM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6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eCommerce Program </text:p>
          </table:table-cell>
          <table:table-cell office:value-type="string">
            <text:p>Sales Order Management &amp; Reservations</text:p>
          </table:table-cell>
          <table:table-cell office:value-type="string">
            <text:p>Initiative with purpose to develop and implement a total distribution solution for eCommerce</text:p>
          </table:table-cell>
          <table:table-cell office:value-type="string">
            <text:p>Remove MHS role in all orders with service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Order &amp; Delivery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Helena Lindstedt</text:p>
          </table:table-cell>
          <table:table-cell office:value-type="string">
            <text:p>Matthias Wilm</text:p>
          </table:table-cell>
          <table:table-cell office:value-type="string">
            <text:p>Melaine van Der Toorn Vritjhoff</text:p>
            <text:p/>
          </table:table-cell>
          <table:table-cell office:value-type="string">
            <text:p>Björn Westerberg</text:p>
          </table:table-cell>
          <table:table-cell office:value-type="string">
            <text:p>Mathias Wilm</text:p>
          </table:table-cell>
          <table:table-cell office:value-type="string">
            <text:p>Jerry Andren</text:p>
          </table:table-cell>
          <table:table-cell office:value-type="string">
            <text:p>Anders Ekdahl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L</text:p>
          </table:table-cell>
          <table:table-cell office:value-type="string">
            <text:p>FY16</text:p>
          </table:table-cell>
          <table:table-cell table:number-columns-repeated="3"/>
          <table:table-cell table:number-columns-repeated="2" office:value-type="string">
            <text:p>n/a</text:p>
          </table:table-cell>
          <table:table-cell office:value-type="string">
            <text:p>PPI: 2013.02.21 <text:s text:c="17"/>PTT: 2013.03.04</text:p>
          </table:table-cell>
          <table:table-cell office:value-type="string">
            <text:p>PPI: 2013.03.04</text:p>
          </table:table-cell>
          <table:table-cell office:value-type="string">
            <text:p>n/a</text:p>
          </table:table-cell>
          <table:table-cell office:value-type="string">
            <text:p>PPI: 2014.05.16 <text:s text:c="17"/>PTT: 2014.05.16</text:p>
          </table:table-cell>
          <table:table-cell office:value-type="string">
            <text:p>PPI: 2014.05.16</text:p>
          </table:table-cell>
          <table:table-cell office:value-type="string">
            <text:p>n/a</text:p>
          </table:table-cell>
          <table:table-cell office:value-type="string">
            <text:p>PPI: 2016.06.02 <text:s text:c="17"/>PTT: 2015.05.30</text:p>
          </table:table-cell>
          <table:table-cell office:value-type="string">
            <text:p>PPI: 2016.06.02 <text:s text:c="4"/></text:p>
          </table:table-cell>
          <table:table-cell/>
          <table:table-cell office:value-type="string">
            <text:p>PPI: 2016.08.19 <text:s text:c="17"/>PTT: 2016.08.31</text:p>
          </table:table-cell>
          <table:table-cell table:number-columns-repeated="3"/>
          <table:table-cell office:value-type="string">
            <text:p>Mainly adds functionality to different parts of MHS, but might remove some dependecies.</text:p>
          </table:table-cell>
          <table:table-cell table:number-columns-repeated="4"/>
        </table:table-row>
        <table:table-row table:style-name="ro2">
          <table:table-cell office:value-type="string">
            <text:p>NTV18</text:p>
          </table:table-cell>
          <table:table-cell office:value-type="string">
            <text:p>Multichannel Logistic set up for stores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6</text:p>
          </table:table-cell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eCommerce Program </text:p>
          </table:table-cell>
          <table:table-cell office:value-type="string">
            <text:p>SGF</text:p>
          </table:table-cell>
          <table:table-cell office:value-type="string">
            <text:p>Integration of eCommerce solution to support click&amp;collect and Remote Stores</text:p>
          </table:table-cell>
          <table:table-cell office:value-type="string">
            <text:p>Implement necessary for supporting click&amp;collect &amp; remote store.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N/A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 office:value-type="string">
            <text:p>Martin Fachinger</text:p>
          </table:table-cell>
          <table:table-cell office:value-type="string">
            <text:p>Matthias Wilm</text:p>
          </table:table-cell>
          <table:table-cell office:value-type="string">
            <text:p>n/a</text:p>
          </table:table-cell>
          <table:table-cell office:value-type="string">
            <text:p>Marcus Baumgartner</text:p>
          </table:table-cell>
          <table:table-cell office:value-type="string">
            <text:p>Martin Fachinger</text:p>
          </table:table-cell>
          <table:table-cell office:value-type="string">
            <text:p>Erwin Goldner</text:p>
          </table:table-cell>
          <table:table-cell office:value-type="string">
            <text:p>Marcus Jernvilde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FY16</text:p>
          </table:table-cell>
          <table:table-cell table:number-columns-repeated="5"/>
          <table:table-cell office:value-type="string">
            <text:p>PPI: 2014.01.22 <text:s text:c="17"/>PTT: 2014.01.23</text:p>
          </table:table-cell>
          <table:table-cell office:value-type="string">
            <text:p>PPI: 2014.01.22</text:p>
          </table:table-cell>
          <table:table-cell/>
          <table:table-cell office:value-type="string">
            <text:p>PPI: 2015.02.01 <text:s text:c="17"/>PTT: 2014.10.01</text:p>
          </table:table-cell>
          <table:table-cell table:number-columns-repeated="5"/>
          <table:table-cell office:value-type="string">
            <text:p>PPI: 2016.08.31</text:p>
          </table:table-cell>
          <table:table-cell table:number-columns-repeated="3"/>
          <table:table-cell office:value-type="string">
            <text:p>Will add new functionality, mainly to SGF and Customer Order Picking. MFLU Solution could have big impact on MHS</text:p>
          </table:table-cell>
          <table:table-cell table:number-columns-repeated="4"/>
        </table:table-row>
        <table:table-row table:style-name="ro2">
          <table:table-cell office:value-type="string">
            <text:p>NTV19</text:p>
          </table:table-cell>
          <table:table-cell office:value-type="string">
            <text:p>Multichannel Returns Management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6</text:p>
          </table:table-cell>
          <table:table-cell office:value-type="string">
            <text:p>Project</text:p>
          </table:table-cell>
          <table:table-cell office:value-type="string">
            <text:p>Impacting </text:p>
          </table:table-cell>
          <table:table-cell office:value-type="string">
            <text:p>eCommerce Program </text:p>
          </table:table-cell>
          <table:table-cell office:value-type="string">
            <text:p>Return Management OR/AND <text:s/>SGF</text:p>
          </table:table-cell>
          <table:table-cell office:value-type="string">
            <text:p>Set solution and process for how to handle returns (internal and external) in a multi channel environment</text:p>
          </table:table-cell>
          <table:table-cell table:number-columns-repeated="3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/>
          <table:table-cell office:value-type="string">
            <text:p>Per Råborg</text:p>
          </table:table-cell>
          <table:table-cell office:value-type="string">
            <text:p>Håkan Andersson</text:p>
          </table:table-cell>
          <table:table-cell/>
          <table:table-cell office:value-type="string">
            <text:p>Matthias Wilm</text:p>
          </table:table-cell>
          <table:table-cell table:number-columns-repeated="2"/>
          <table:table-cell office:value-type="string">
            <text:p>Monica Holmvik Perdotter</text:p>
          </table:table-cell>
          <table:table-cell office:value-type="string">
            <text:p>Torbjörn Andersson</text:p>
          </table:table-cell>
          <table:table-cell office:value-type="string">
            <text:p>tbd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FY15/T3</text:p>
          </table:table-cell>
          <table:table-cell table:number-columns-repeated="5"/>
          <table:table-cell office:value-type="string">
            <text:p>Ongoing</text:p>
          </table:table-cell>
          <table:table-cell table:number-columns-repeated="12"/>
          <table:table-cell office:value-type="string">
            <text:p>Wave 4 is expected to <text:s/>be last with MHS impact from returns, could be moves to wave 5.</text:p>
          </table:table-cell>
          <table:table-cell table:number-columns-repeated="4"/>
        </table:table-row>
        <table:table-row table:style-name="ro2">
          <table:table-cell office:value-type="string">
            <text:p>NTV20</text:p>
          </table:table-cell>
          <table:table-cell office:value-type="string">
            <text:p>eCom Global Rollout Project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7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eCommerce Program </text:p>
          </table:table-cell>
          <table:table-cell office:value-type="string">
            <text:p>n/a</text:p>
          </table:table-cell>
          <table:table-cell office:value-type="string">
            <text:p>Define how to define the range in a multichannel environment</text:p>
          </table:table-cell>
          <table:table-cell office:value-type="string">
            <text:p>Rollout eCom solution to all countries with implementations of all the eCom project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etail &amp; Expansions</text:p>
          </table:table-cell>
          <table:table-cell/>
          <table:table-cell office:value-type="string">
            <text:p>Matthias Wilm</text:p>
          </table:table-cell>
          <table:table-cell office:value-type="string">
            <text:p>Fredrik Åkerberg</text:p>
          </table:table-cell>
          <table:table-cell/>
          <table:table-cell office:value-type="string">
            <text:p>Matthias Wilm</text:p>
          </table:table-cell>
          <table:table-cell table:number-columns-repeated="6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4"/>
          <table:table-cell office:value-type="string">
            <text:p>NONE?</text:p>
          </table:table-cell>
          <table:table-cell office:value-type="string">
            <text:p>FY?</text:p>
          </table:table-cell>
          <table:table-cell table:number-columns-repeated="6"/>
          <table:table-cell office:value-type="string">
            <text:p>PPO: 2014.02.17</text:p>
          </table:table-cell>
          <table:table-cell/>
          <table:table-cell office:value-type="string">
            <text:p>PPO: 2014.08.26</text:p>
          </table:table-cell>
          <table:table-cell office:value-type="string">
            <text:p>PPO: 2015.05.28</text:p>
          </table:table-cell>
          <table:table-cell table:number-columns-repeated="13"/>
        </table:table-row>
        <table:table-row table:style-name="ro2">
          <table:table-cell office:value-type="string">
            <text:p>NTV21</text:p>
          </table:table-cell>
          <table:table-cell office:value-type="string">
            <text:p>Local integration platform Pre-Study</text:p>
          </table:table-cell>
          <table:table-cell office:value-type="string">
            <text:p>Running</text:p>
          </table:table-cell>
          <table:table-cell office:value-type="string">
            <text:p>FY15-T1</text:p>
          </table:table-cell>
          <table:table-cell office:value-type="string">
            <text:p>FY15 - T2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Integration</text:p>
          </table:table-cell>
          <table:table-cell office:value-type="string">
            <text:p>A solution that takes over MHS role as a local integration service is needed</text:p>
          </table:table-cell>
          <table:table-cell office:value-type="string">
            <text:p>To have a solution which <text:s/>MHS integrations can be moved to</text:p>
          </table:table-cell>
          <table:table-cell/>
          <table:table-cell office:value-type="string">
            <text:p>Data routing</text:p>
          </table:table-cell>
          <table:table-cell office:value-type="string">
            <text:p>n/a</text:p>
          </table:table-cell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/>
          <table:table-cell office:value-type="string">
            <text:p>Per Råborg</text:p>
          </table:table-cell>
          <table:table-cell office:value-type="string">
            <text:p>Håkan Andersson</text:p>
          </table:table-cell>
          <table:table-cell office:value-type="string">
            <text:p>Magnus Persson </text:p>
          </table:table-cell>
          <table:table-cell office:value-type="string">
            <text:p>Marie Lindberg</text:p>
          </table:table-cell>
          <table:table-cell office:value-type="string">
            <text:p>Emil Nilsson</text:p>
          </table:table-cell>
          <table:table-cell/>
          <table:table-cell office:value-type="string">
            <text:p>Kajsa Hofvendahl </text:p>
          </table:table-cell>
          <table:table-cell office:value-type="string">
            <text:p>n/a</text:p>
          </table:table-cell>
          <table:table-cell office:value-type="string">
            <text:p>Niklas Olsson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table:number-columns-repeated="8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n/a</text:p>
          </table:table-cell>
          <table:table-cell table:number-columns-repeated="13"/>
          <table:table-cell table:number-columns-repeated="10" office:value-type="string">
            <text:p>N/A</text:p>
          </table:table-cell>
          <table:table-cell office:value-type="string">
            <text:p>Emil: 2015.04.30</text:p>
          </table:table-cell>
          <table:table-cell office:value-type="string">
            <text:p>Emil:2015.04.30</text:p>
          </table:table-cell>
          <table:table-cell/>
          <table:table-cell office:value-type="string">
            <text:p>This is not yet an initiative!</text:p>
          </table:table-cell>
          <table:table-cell table:number-columns-repeated="4"/>
        </table:table-row>
        <table:table-row table:style-name="ro2">
          <table:table-cell office:value-type="string">
            <text:p>NTV22</text:p>
          </table:table-cell>
          <table:table-cell office:value-type="string">
            <text:p>Local integration platform</text:p>
          </table:table-cell>
          <table:table-cell office:value-type="string">
            <text:p>Not Started</text:p>
          </table:table-cell>
          <table:table-cell office:value-type="string">
            <text:p>FY16-T1</text:p>
          </table:table-cell>
          <table:table-cell office:value-type="string">
            <text:p>FY16-T3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Integration</text:p>
          </table:table-cell>
          <table:table-cell office:value-type="string">
            <text:p>A solution that takes over MHS role as a local integration service is needed</text:p>
          </table:table-cell>
          <table:table-cell office:value-type="string">
            <text:p>To have a solution which <text:s/>MHS integrations can be moved to</text:p>
          </table:table-cell>
          <table:table-cell/>
          <table:table-cell office:value-type="string">
            <text:p>Data routing</text:p>
          </table:table-cell>
          <table:table-cell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 office:value-type="string">
            <text:p>TBD</text:p>
          </table:table-cell>
          <table:table-cell office:value-type="string">
            <text:p>Per Råborg</text:p>
          </table:table-cell>
          <table:table-cell office:value-type="string">
            <text:p>Håkan Andersson</text:p>
          </table:table-cell>
          <table:table-cell/>
          <table:table-cell office:value-type="string">
            <text:p>Marie Lindberg</text:p>
          </table:table-cell>
          <table:table-cell table:number-columns-repeated="2"/>
          <table:table-cell office:value-type="string">
            <text:p>Kajsa Hofvendahl </text:p>
          </table:table-cell>
          <table:table-cell office:value-type="string">
            <text:p>n/a</text:p>
          </table:table-cell>
          <table:table-cell office:value-type="string">
            <text:p>Niklas Olsson</text:p>
          </table:table-cell>
          <table:table-cell table:number-columns-repeated="34"/>
          <table:table-cell office:value-type="string">
            <text:p>L</text:p>
          </table:table-cell>
          <table:table-cell office:value-type="string">
            <text:p>FY16/T3</text:p>
          </table:table-cell>
          <table:table-cell office:value-type="string">
            <text:p>L</text:p>
          </table:table-cell>
          <table:table-cell office:value-type="float" office:value="500">
            <text:p>500</text:p>
          </table:table-cell>
          <table:table-cell office:value-type="string">
            <text:p>FY16</text:p>
          </table:table-cell>
          <table:table-cell office:value-type="string">
            <text:p>H</text:p>
          </table:table-cell>
          <table:table-cell office:value-type="string">
            <text:p>FY15-FY16</text:p>
          </table:table-cell>
          <table:table-cell office:value-type="string">
            <text:p>L</text:p>
          </table:table-cell>
          <table:table-cell office:value-type="string">
            <text:p>FY16</text:p>
          </table:table-cell>
          <table:table-cell table:number-columns-repeated="14"/>
          <table:table-cell office:value-type="string">
            <text:p>Emil: 2016.08.31</text:p>
          </table:table-cell>
          <table:table-cell table:number-columns-repeated="2"/>
          <table:table-cell office:value-type="string">
            <text:p>23.01.2015 - Ongoing - delayed on time. Estimation on project. Need to make resource assumption. <text:s/>23.01.2015 - Concern usigt of existing LIP in store. <text:s/>Does communication need to be sent out?</text:p>
          </table:table-cell>
          <table:table-cell office:value-type="string">
            <text:p>Stefan to follow up</text:p>
          </table:table-cell>
          <table:table-cell office:value-type="string">
            <text:p>BN/ITPM <text:s text:c="29"/>ITA/ITPM</text:p>
          </table:table-cell>
          <table:table-cell office:value-type="string">
            <text:p>25.02.2015 <text:s text:c="13"/>30.03.2015</text:p>
          </table:table-cell>
        </table:table-row>
        <table:table-row table:style-name="ro2">
          <table:table-cell office:value-type="string">
            <text:p>NTV23</text:p>
          </table:table-cell>
          <table:table-cell office:value-type="string">
            <text:p>Cash Management Pre-Study</text:p>
          </table:table-cell>
          <table:table-cell office:value-type="string">
            <text:p>Not Started</text:p>
          </table:table-cell>
          <table:table-cell table:number-columns-repeated="2" office:value-type="string">
            <text:p>FY16 -T1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office:value-type="string">
            <text:p>Close down usage of all cash reconcilliation in MHS (and store point for non food sales) and cleanup the code</text:p>
          </table:table-cell>
          <table:table-cell office:value-type="string">
            <text:p>No cash reconcilliation code in MHS and MHS being indepent of full receipt informatio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edrik Axén</text:p>
          </table:table-cell>
          <table:table-cell table:number-columns-repeated="2"/>
          <table:table-cell office:value-type="string">
            <text:p>Johanna Donner</text:p>
          </table:table-cell>
          <table:table-cell office:value-type="string">
            <text:p>tbd</text:p>
          </table:table-cell>
          <table:table-cell table:number-columns-repeated="17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34"/>
          <table:table-cell office:value-type="string">
            <text:p>23.01.2015 - Should we start up Prestudy earlier? <text:s text:c="100"/>23.01.2015 - Should we start up Prestudy earlier? <text:s text:c="55"/></text:p>
          </table:table-cell>
          <table:table-cell office:value-type="string">
            <text:p>Adress the processowner. <text:s text:c="169"/>Anchor with Anchor with Johanna Donner. <text:s text:c="18"/></text:p>
          </table:table-cell>
          <table:table-cell office:value-type="string">
            <text:p>BA/PM <text:s text:c="4"/>Bus.Change.Manager </text:p>
          </table:table-cell>
          <table:table-cell office:value-type="string">
            <text:p>30.09.2015 <text:s text:c="7"/>31.10.2015 </text:p>
          </table:table-cell>
        </table:table-row>
        <table:table-row table:style-name="ro2">
          <table:table-cell office:value-type="string">
            <text:p>NTV24</text:p>
          </table:table-cell>
          <table:table-cell office:value-type="string">
            <text:p>Cash Management </text:p>
          </table:table-cell>
          <table:table-cell office:value-type="string">
            <text:p>Not Started</text:p>
          </table:table-cell>
          <table:table-cell office:value-type="string">
            <text:p>FY16-T2</text:p>
          </table:table-cell>
          <table:table-cell office:value-type="string">
            <text:p>FY17-T2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office:value-type="string">
            <text:p>Close down usage of all cash reconcilliation in MHS (and store point for non food sales) and cleanup the code</text:p>
          </table:table-cell>
          <table:table-cell office:value-type="string">
            <text:p>No cash reconcilliation code in MHS and MHS being indepent of full receipt information</text:p>
          </table:table-cell>
          <table:table-cell table:number-columns-repeated="3"/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edrik Axén</text:p>
          </table:table-cell>
          <table:table-cell table:number-columns-repeated="2"/>
          <table:table-cell office:value-type="string">
            <text:p>Johanna Donner</text:p>
          </table:table-cell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L</text:p>
          </table:table-cell>
          <table:table-cell office:value-type="string">
            <text:p>FY16/T3</text:p>
          </table:table-cell>
          <table:table-cell office:value-type="string">
            <text:p>M</text:p>
          </table:table-cell>
          <table:table-cell office:value-type="float" office:value="3000">
            <text:p>3000</text:p>
          </table:table-cell>
          <table:table-cell office:value-type="string">
            <text:p>FY16/T3</text:p>
          </table:table-cell>
          <table:table-cell office:value-type="string">
            <text:p>M</text:p>
          </table:table-cell>
          <table:table-cell office:value-type="string">
            <text:p>FY16</text:p>
          </table:table-cell>
          <table:table-cell office:value-type="string">
            <text:p>M</text:p>
          </table:table-cell>
          <table:table-cell office:value-type="string">
            <text:p>FY16/T3</text:p>
          </table:table-cell>
          <table:table-cell table:number-columns-repeated="3"/>
          <table:table-cell office:value-type="string">
            <text:p>Emil: 2015.09.01</text:p>
          </table:table-cell>
          <table:table-cell table:number-columns-repeated="8"/>
          <table:table-cell office:value-type="string">
            <text:p>Emil: 2016.08.31</text:p>
          </table:table-cell>
          <table:table-cell table:number-columns-repeated="3"/>
          <table:table-cell office:value-type="string">
            <text:p>Can be started before POS Upgrade is rolled out by deactiving functionality for stores already rolled out. But can not be confirmed as done until it is fully rolled out</text:p>
          </table:table-cell>
          <table:table-cell office:value-type="string">
            <text:p>23.01.2015 - Start Cash Mgmt Project.</text:p>
          </table:table-cell>
          <table:table-cell office:value-type="string">
            <text:p>Start-up meeting with process - and demand owner</text:p>
          </table:table-cell>
          <table:table-cell office:value-type="string">
            <text:p>Bus.Change.Manager</text:p>
          </table:table-cell>
          <table:table-cell office:value-type="string">
            <text:p>30.11.2015</text:p>
          </table:table-cell>
        </table:table-row>
        <table:table-row table:style-name="ro4">
          <table:table-cell office:value-type="string">
            <text:p>NTV25</text:p>
          </table:table-cell>
          <table:table-cell office:value-type="string">
            <text:p>Customer Financing Re-Design Pre-Study</text:p>
          </table:table-cell>
          <table:table-cell office:value-type="string">
            <text:p>Running</text:p>
          </table:table-cell>
          <table:table-cell office:value-type="string">
            <text:p>FY15-T1</text:p>
          </table:table-cell>
          <table:table-cell office:value-type="string">
            <text:p>FY15 - T3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table:number-columns-repeated="4"/>
          <table:table-cell office:value-type="string">
            <text:p>Fredrik Axén</text:p>
          </table:table-cell>
          <table:table-cell table:number-columns-repeated="2"/>
          <table:table-cell office:value-type="string">
            <text:p>Johanna Donner</text:p>
          </table:table-cell>
          <table:table-cell office:value-type="string">
            <text:p>tbd</text:p>
          </table:table-cell>
          <table:table-cell office:value-type="string">
            <text:p>n/a</text:p>
          </table:table-cell>
          <table:table-cell table:number-columns-repeated="16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0"/>
          <table:table-cell office:value-type="string">
            <text:p>Emil: 2015.01.01</text:p>
          </table:table-cell>
          <table:table-cell table:number-columns-repeated="2"/>
          <table:table-cell office:value-type="string">
            <text:p>Emil: 2015.03.01</text:p>
          </table:table-cell>
          <table:table-cell table:number-columns-repeated="5"/>
          <table:table-cell office:value-type="string">
            <text:p>Emil: 2015.08.15</text:p>
          </table:table-cell>
          <table:table-cell/>
          <table:table-cell office:value-type="string">
            <text:p>End FY16</text:p>
          </table:table-cell>
          <table:table-cell/>
          <table:table-cell office:value-type="string">
            <text:p>IKANO NO terminated for business and private customer.</text:p>
            <text:p>IKANO SE will be tought to terminate</text:p>
            <text:p>IKANO DK still has RIMS customers</text:p>
            <text:p>DE - Ikano behind RIMS</text:p>
            <text:p>Rest - RIMS</text:p>
            <text:p/>
            <text:p>Ska ha möte närmaste månad om credit management ska dödas. </text:p>
          </table:table-cell>
          <table:table-cell table:number-columns-repeated="4"/>
        </table:table-row>
        <table:table-row table:style-name="ro4">
          <table:table-cell office:value-type="string">
            <text:p>NTV26</text:p>
          </table:table-cell>
          <table:table-cell office:value-type="string">
            <text:p>Customer Financing Re-Design Project</text:p>
          </table:table-cell>
          <table:table-cell office:value-type="string">
            <text:p>Not Started</text:p>
          </table:table-cell>
          <table:table-cell office:value-type="string">
            <text:p>FY16-T1</text:p>
          </table:table-cell>
          <table:table-cell office:value-type="string">
            <text:p>FY16-T3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office:value-type="string">
            <text:p>Remove all credit management for IKEA business customer cards and family cards from MHS. </text:p>
          </table:table-cell>
          <table:table-cell office:value-type="string">
            <text:p>MHS has nothing to do with consumer finance or business credit any more</text:p>
          </table:table-cell>
          <table:table-cell table:number-columns-repeated="3"/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office:value-type="string">
            <text:p>Karsten Stiegler</text:p>
          </table:table-cell>
          <table:table-cell table:number-columns-repeated="2"/>
          <table:table-cell office:value-type="string">
            <text:p>Fredrik Axén</text:p>
          </table:table-cell>
          <table:table-cell table:number-columns-repeated="2"/>
          <table:table-cell office:value-type="string">
            <text:p>Johanna Donner</text:p>
          </table:table-cell>
          <table:table-cell office:value-type="string">
            <text:p>tbd</text:p>
          </table:table-cell>
          <table:table-cell office:value-type="string">
            <text:p>n/a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M</text:p>
          </table:table-cell>
          <table:table-cell office:value-type="string">
            <text:p>FY16/T3</text:p>
          </table:table-cell>
          <table:table-cell office:value-type="string">
            <text:p>L</text:p>
          </table:table-cell>
          <table:table-cell office:value-type="float" office:value="3000">
            <text:p>3000</text:p>
          </table:table-cell>
          <table:table-cell office:value-type="string">
            <text:p>FY16/T3</text:p>
          </table:table-cell>
          <table:table-cell office:value-type="string">
            <text:p>M</text:p>
          </table:table-cell>
          <table:table-cell office:value-type="string">
            <text:p>FY16</text:p>
          </table:table-cell>
          <table:table-cell office:value-type="string">
            <text:p>M</text:p>
          </table:table-cell>
          <table:table-cell office:value-type="string">
            <text:p>FY16/T?</text:p>
          </table:table-cell>
          <table:table-cell table:number-columns-repeated="3"/>
          <table:table-cell office:value-type="string">
            <text:p>Emil: 2015.09.01</text:p>
          </table:table-cell>
          <table:table-cell table:number-columns-repeated="10"/>
          <table:table-cell office:value-type="string">
            <text:p>Emil: 2016.08.31</text:p>
          </table:table-cell>
          <table:table-cell/>
          <table:table-cell office:value-type="string">
            <text:p>IKANO NO terminated for business and private customer.</text:p>
            <text:p>IKANO SE will be tought to terminate</text:p>
            <text:p>IKANO DK still has RIMS customers</text:p>
            <text:p>DE - Ikano behind RIMS</text:p>
            <text:p>Rest - RIMS</text:p>
            <text:p/>
            <text:p>Ska ha möte närmaste månad om credit management ska dödas. </text:p>
          </table:table-cell>
          <table:table-cell table:number-columns-repeated="4"/>
        </table:table-row>
        <table:table-row table:style-name="ro2">
          <table:table-cell office:value-type="string">
            <text:p>NTV27</text:p>
          </table:table-cell>
          <table:table-cell office:value-type="string">
            <text:p>Receipt Management Pre-Study</text:p>
          </table:table-cell>
          <table:table-cell office:value-type="string">
            <text:p>Not Started</text:p>
          </table:table-cell>
          <table:table-cell office:value-type="string">
            <text:p>FY16-T1</text:p>
          </table:table-cell>
          <table:table-cell office:value-type="string">
            <text:p>FY16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edrik Axén</text:p>
          </table:table-cell>
          <table:table-cell table:number-columns-repeated="2"/>
          <table:table-cell office:value-type="string">
            <text:p>Johanna Donner</text:p>
          </table:table-cell>
          <table:table-cell office:value-type="string">
            <text:p>Emil Nilsson</text:p>
          </table:table-cell>
          <table:table-cell office:value-type="string">
            <text:p>tbd</text:p>
          </table:table-cell>
          <table:table-cell table:number-columns-repeated="16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0"/>
          <table:table-cell office:value-type="string">
            <text:p>2016.01.01</text:p>
          </table:table-cell>
          <table:table-cell table:number-columns-repeated="8"/>
          <table:table-cell office:value-type="string">
            <text:p>Emil: 2016.08.31</text:p>
          </table:table-cell>
          <table:table-cell/>
          <table:table-cell office:value-type="string">
            <text:p>Emil: 2016.08.31</text:p>
          </table:table-cell>
          <table:table-cell table:number-columns-repeated="2"/>
          <table:table-cell office:value-type="string">
            <text:p>23.01.2015 - Closely linked to Cash Mgmt. Need to follow up.</text:p>
          </table:table-cell>
          <table:table-cell office:value-type="string">
            <text:p>Contact Owner for follow-up and check status.</text:p>
          </table:table-cell>
          <table:table-cell/>
          <table:table-cell office:value-type="string">
            <text:p>30.11.2015</text:p>
          </table:table-cell>
        </table:table-row>
        <table:table-row table:style-name="ro2">
          <table:table-cell office:value-type="string">
            <text:p>NTV28</text:p>
          </table:table-cell>
          <table:table-cell office:value-type="string">
            <text:p>Receipt Management/Integration move out</text:p>
          </table:table-cell>
          <table:table-cell office:value-type="string">
            <text:p>Not Started</text:p>
          </table:table-cell>
          <table:table-cell office:value-type="string">
            <text:p>FY17</text:p>
          </table:table-cell>
          <table:table-cell office:value-type="string">
            <text:p>FY18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ash &amp; Credit Mgmt</text:p>
          </table:table-cell>
          <table:table-cell office:value-type="string">
            <text:p>Receipt information , payment information, family card sales, etc has to be moved out of MHS unless needed by SGF, SLM and Customer Order Picking</text:p>
          </table:table-cell>
          <table:table-cell office:value-type="string">
            <text:p>MHS only received the receipt information needed by SGF, SLM and Customer Order Picking</text:p>
          </table:table-cell>
          <table:table-cell table:number-columns-repeated="3"/>
          <table:table-cell office:value-type="string">
            <text:p>Convert visitors to happy customers so they return again</text:p>
          </table:table-cell>
          <table:table-cell/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office:value-type="string">
            <text:p>Per Råborg</text:p>
          </table:table-cell>
          <table:table-cell office:value-type="string">
            <text:p>Håkan Andersson</text:p>
          </table:table-cell>
          <table:table-cell/>
          <table:table-cell office:value-type="string">
            <text:p>Fredrik Axén</text:p>
          </table:table-cell>
          <table:table-cell table:number-columns-repeated="3"/>
          <table:table-cell table:number-columns-repeated="2" office:value-type="string">
            <text:p>tbd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?</text:p>
          </table:table-cell>
          <table:table-cell office:value-type="string">
            <text:p>FY17-FY18</text:p>
          </table:table-cell>
          <table:table-cell table:number-columns-repeated="2" office:value-type="string">
            <text:p>?</text:p>
          </table:table-cell>
          <table:table-cell office:value-type="string">
            <text:p>FY18</text:p>
          </table:table-cell>
          <table:table-cell office:value-type="string">
            <text:p>H</text:p>
          </table:table-cell>
          <table:table-cell office:value-type="string">
            <text:p>FY17-FY18</text:p>
          </table:table-cell>
          <table:table-cell office:value-type="string">
            <text:p>H</text:p>
          </table:table-cell>
          <table:table-cell office:value-type="string">
            <text:p>FY18</text:p>
          </table:table-cell>
          <table:table-cell table:number-columns-repeated="3"/>
          <table:table-cell office:value-type="string">
            <text:p>Emil: 2016.09.01</text:p>
          </table:table-cell>
          <table:table-cell table:number-columns-repeated="8"/>
          <table:table-cell office:value-type="string">
            <text:p>Emil: 2018.08.31</text:p>
          </table:table-cell>
          <table:table-cell/>
          <table:table-cell office:value-type="string">
            <text:p>Emil: 2016.08.31</text:p>
          </table:table-cell>
          <table:table-cell table:number-columns-repeated="6"/>
        </table:table-row>
        <table:table-row table:style-name="ro2">
          <table:table-cell office:value-type="string">
            <text:p>NTV29</text:p>
          </table:table-cell>
          <table:table-cell office:value-type="string">
            <text:p>Customer Order Management Clean-up Pre-study</text:p>
          </table:table-cell>
          <table:table-cell office:value-type="string">
            <text:p>Not Started</text:p>
          </table:table-cell>
          <table:table-cell office:value-type="string">
            <text:p>FY15-T2</text:p>
          </table:table-cell>
          <table:table-cell office:value-type="string">
            <text:p>FY15-T3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Sales Order Management &amp; Reservations</text:p>
          </table:table-cell>
          <table:table-cell office:value-type="string">
            <text:p>Move all CCD and old C&amp;C order structures, report and screens from MHS. Secure that WinMHS is really closed down.</text:p>
          </table:table-cell>
          <table:table-cell office:value-type="string">
            <text:p>Cleanup old C&amp;C and CCD order management in MHS. Also remove DB server.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Lars Gunnarsson</text:p>
          </table:table-cell>
          <table:table-cell/>
          <table:table-cell office:value-type="string">
            <text:p>MHS TP</text:p>
          </table:table-cell>
          <table:table-cell office:value-type="string">
            <text:p>Rickard Klasson</text:p>
          </table:table-cell>
          <table:table-cell table:number-columns-repeated="18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0"/>
          <table:table-cell office:value-type="string">
            <text:p>Emil:2015.04.01</text:p>
          </table:table-cell>
          <table:table-cell table:number-columns-repeated="8"/>
          <table:table-cell office:value-type="string">
            <text:p>2015.08.31</text:p>
          </table:table-cell>
          <table:table-cell table:number-columns-repeated="4"/>
          <table:table-cell office:value-type="string">
            <text:p>23.01.2015 - Adress ownership. The ambition is to start up <text:s/>the prestudy March-Maj and the project in June.</text:p>
          </table:table-cell>
          <table:table-cell office:value-type="string">
            <text:p>Meeting next w.5 with Melanie &amp; Lasse</text:p>
          </table:table-cell>
          <table:table-cell/>
          <table:table-cell office:value-type="string">
            <text:p>11.02.2015</text:p>
          </table:table-cell>
        </table:table-row>
        <table:table-row table:style-name="ro2">
          <table:table-cell office:value-type="string">
            <text:p>NTV30</text:p>
          </table:table-cell>
          <table:table-cell office:value-type="string">
            <text:p>Customer Order Management Clean- up</text:p>
          </table:table-cell>
          <table:table-cell office:value-type="string">
            <text:p>Not Started</text:p>
          </table:table-cell>
          <table:table-cell office:value-type="string">
            <text:p>Prel FY15 - T3</text:p>
          </table:table-cell>
          <table:table-cell office:value-type="string">
            <text:p>Prel FY16-T2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Sales Order Management &amp; Reservations</text:p>
          </table:table-cell>
          <table:table-cell office:value-type="string">
            <text:p>Move all CCD and old C&amp;C order structures, report and screens from MHS. Secure that WinMHS is really closed down.</text:p>
          </table:table-cell>
          <table:table-cell office:value-type="string">
            <text:p>Cleanup old C&amp;C and CCD order management in MHS. Also remove DB server.</text:p>
          </table:table-cell>
          <table:table-cell table:number-columns-repeated="3"/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Håkan Andersson</text:p>
          </table:table-cell>
          <table:table-cell/>
          <table:table-cell office:value-type="string">
            <text:p>Lars Gunnarsson</text:p>
          </table:table-cell>
          <table:table-cell/>
          <table:table-cell office:value-type="string">
            <text:p>MHS TP</text:p>
          </table:table-cell>
          <table:table-cell office:value-type="string">
            <text:p>Rickard Klasson</text:p>
          </table:table-cell>
          <table:table-cell table:number-columns-repeated="2" office:value-type="string">
            <text:p>n/a</text:p>
          </table:table-cell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L</text:p>
          </table:table-cell>
          <table:table-cell office:value-type="string">
            <text:p>FY16/T2-T3?</text:p>
          </table:table-cell>
          <table:table-cell office:value-type="string">
            <text:p>L</text:p>
          </table:table-cell>
          <table:table-cell office:value-type="string">
            <text:p>?</text:p>
          </table:table-cell>
          <table:table-cell office:value-type="string">
            <text:p>FY16/T2-T3</text:p>
          </table:table-cell>
          <table:table-cell office:value-type="string">
            <text:p>M</text:p>
          </table:table-cell>
          <table:table-cell office:value-type="string">
            <text:p>FY16</text:p>
          </table:table-cell>
          <table:table-cell office:value-type="string">
            <text:p>L</text:p>
          </table:table-cell>
          <table:table-cell office:value-type="string">
            <text:p>FY16/T2-T3?</text:p>
          </table:table-cell>
          <table:table-cell table:number-columns-repeated="3"/>
          <table:table-cell office:value-type="string">
            <text:p>Emil: 2015.09.01</text:p>
          </table:table-cell>
          <table:table-cell table:number-columns-repeated="8"/>
          <table:table-cell office:value-type="string">
            <text:p>Emil: 2016.08.31</text:p>
          </table:table-cell>
          <table:table-cell table:number-columns-repeated="3"/>
          <table:table-cell office:value-type="string">
            <text:p>Includes both CCD and old C&amp;C management part. Risk that PinS project leaves few stores, which must be done for this initative to be started</text:p>
          </table:table-cell>
          <table:table-cell table:number-columns-repeated="4"/>
        </table:table-row>
        <table:table-row table:style-name="ro2">
          <table:table-cell office:value-type="string">
            <text:p>NTV31</text:p>
          </table:table-cell>
          <table:table-cell office:value-type="string">
            <text:p>Local Pricing Management - Project</text:p>
          </table:table-cell>
          <table:table-cell office:value-type="string">
            <text:p>Not Started</text:p>
          </table:table-cell>
          <table:table-cell office:value-type="string">
            <text:p>FY15 - T2</text:p>
          </table:table-cell>
          <table:table-cell office:value-type="string">
            <text:p>FY16 - T3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ange &amp; Pricing</text:p>
          </table:table-cell>
          <table:table-cell table:number-columns-repeated="5"/>
          <table:table-cell office:value-type="string">
            <text:p>Develop a complete and relevant home furnishing offer</text:p>
          </table:table-cell>
          <table:table-cell office:value-type="string">
            <text:p>Kristofer Magneteg</text:p>
          </table:table-cell>
          <table:table-cell office:value-type="string">
            <text:p>Peter Klinkert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Pär Gustafsson</text:p>
          </table:table-cell>
          <table:table-cell table:number-columns-repeated="2"/>
          <table:table-cell office:value-type="string">
            <text:p>Rickard Klasson</text:p>
          </table:table-cell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M</text:p>
          </table:table-cell>
          <table:table-cell office:value-type="string">
            <text:p>FY17?</text:p>
          </table:table-cell>
          <table:table-cell office:value-type="string">
            <text:p>M</text:p>
          </table:table-cell>
          <table:table-cell office:value-type="float" office:value="1500">
            <text:p>1500</text:p>
          </table:table-cell>
          <table:table-cell office:value-type="string">
            <text:p>FY17?</text:p>
          </table:table-cell>
          <table:table-cell office:value-type="string">
            <text:p>M</text:p>
          </table:table-cell>
          <table:table-cell office:value-type="string">
            <text:p>FY15/T3-FY16</text:p>
          </table:table-cell>
          <table:table-cell office:value-type="string">
            <text:p>L</text:p>
          </table:table-cell>
          <table:table-cell office:value-type="string">
            <text:p>FY17?</text:p>
          </table:table-cell>
          <table:table-cell table:number-columns-repeated="3"/>
          <table:table-cell office:value-type="string">
            <text:p>Emil: 2015.04.01</text:p>
          </table:table-cell>
          <table:table-cell table:number-columns-repeated="10"/>
          <table:table-cell office:value-type="string">
            <text:p>Emil: 2016.08.31</text:p>
          </table:table-cell>
          <table:table-cell table:number-columns-repeated="6"/>
        </table:table-row>
        <table:table-row table:style-name="ro3">
          <table:table-cell office:value-type="string">
            <text:p>NTV32</text:p>
          </table:table-cell>
          <table:table-cell office:value-type="string">
            <text:p>Local pricing management Pre-Study</text:p>
          </table:table-cell>
          <table:table-cell office:value-type="string">
            <text:p>Running</text:p>
          </table:table-cell>
          <table:table-cell office:value-type="string">
            <text:p>FY15- T1</text:p>
          </table:table-cell>
          <table:table-cell office:value-type="string">
            <text:p>FY15-T2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ange &amp; Pricing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Develop a complete and relevant home furnishing offer</text:p>
          </table:table-cell>
          <table:table-cell office:value-type="string">
            <text:p>Kristofer Magneteg</text:p>
          </table:table-cell>
          <table:table-cell office:value-type="string">
            <text:p>Peter Klinkert</text:p>
          </table:table-cell>
          <table:table-cell office:value-type="string">
            <text:p>Range&amp;Supply</text:p>
          </table:table-cell>
          <table:table-cell table:number-columns-repeated="4"/>
          <table:table-cell office:value-type="string">
            <text:p>Pär Gustafsson</text:p>
          </table:table-cell>
          <table:table-cell table:number-columns-repeated="2"/>
          <table:table-cell office:value-type="string">
            <text:p>Rickard Klasson</text:p>
          </table:table-cell>
          <table:table-cell office:value-type="string">
            <text:p>Ingela Ludvigsson (MHS Scope)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5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13"/>
          <table:table-cell office:value-type="string">
            <text:p>2014.11.24</text:p>
          </table:table-cell>
          <table:table-cell table:number-columns-repeated="8"/>
          <table:table-cell table:number-columns-repeated="2" office:value-type="string">
            <text:p>Emil: 2015.01.31</text:p>
          </table:table-cell>
          <table:table-cell office:value-type="string">
            <text:p>Emil: 2015.02.28</text:p>
          </table:table-cell>
          <table:table-cell/>
          <table:table-cell office:value-type="string">
            <text:p>Prestudy Sep -14, project jan-15.</text:p>
            <text:p>VAT management partly in pricing scope (also in finance Eva A)</text:p>
          </table:table-cell>
          <table:table-cell table:number-columns-repeated="4"/>
        </table:table-row>
        <table:table-row table:style-name="ro2">
          <table:table-cell office:value-type="string">
            <text:p>NTV33</text:p>
          </table:table-cell>
          <table:table-cell office:value-type="string">
            <text:p>Store Range Management move out</text:p>
          </table:table-cell>
          <table:table-cell office:value-type="string">
            <text:p>Not Started</text:p>
          </table:table-cell>
          <table:table-cell office:value-type="string">
            <text:p>FY17 - T1</text:p>
          </table:table-cell>
          <table:table-cell office:value-type="string">
            <text:p>FY18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ange &amp; Pricing</text:p>
          </table:table-cell>
          <table:table-cell office:value-type="string">
            <text:p>What system should steer what is possible to sell in a store in the future. All rules and information flow around life cycle for articles in a store must be handled.</text:p>
          </table:table-cell>
          <table:table-cell office:value-type="string">
            <text:p>Remove MHS as the owner of range available for selling. Move out item attributes set in MHS</text:p>
          </table:table-cell>
          <table:table-cell table:number-columns-repeated="3"/>
          <table:table-cell office:value-type="string">
            <text:p>Develop a complete and relevant home furnishing offer</text:p>
          </table:table-cell>
          <table:table-cell office:value-type="string">
            <text:p>Kristofer Magneteg</text:p>
          </table:table-cell>
          <table:table-cell office:value-type="string">
            <text:p>Peter Klinkert</text:p>
          </table:table-cell>
          <table:table-cell office:value-type="string">
            <text:p>Range&amp;Supply</text:p>
          </table:table-cell>
          <table:table-cell office:value-type="string">
            <text:p>Retail</text:p>
          </table:table-cell>
          <table:table-cell office:value-type="string">
            <text:p>Göran Johansson</text:p>
          </table:table-cell>
          <table:table-cell office:value-type="string">
            <text:p>Håkan Andersson</text:p>
          </table:table-cell>
          <table:table-cell/>
          <table:table-cell office:value-type="string">
            <text:p>Lars Gunnarsson</text:p>
          </table:table-cell>
          <table:table-cell table:number-columns-repeated="2"/>
          <table:table-cell office:value-type="string">
            <text:p>Rickard Klasson</text:p>
          </table:table-cell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table:number-columns-repeated="5" office:value-type="string">
            <text:p>?</text:p>
          </table:table-cell>
          <table:table-cell office:value-type="string">
            <text:p>H</text:p>
          </table:table-cell>
          <table:table-cell office:value-type="string">
            <text:p>FY17-FY18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Emil: 2016.09.01</text:p>
          </table:table-cell>
          <table:table-cell table:number-columns-repeated="8"/>
          <table:table-cell office:value-type="string">
            <text:p>Emil: 2018.08.31</text:p>
          </table:table-cell>
          <table:table-cell table:number-columns-repeated="3"/>
          <table:table-cell office:value-type="string">
            <text:p>The more move out initiatives that are done, the easier this one will be</text:p>
          </table:table-cell>
          <table:table-cell table:number-columns-repeated="4"/>
        </table:table-row>
        <table:table-row table:style-name="ro3">
          <table:table-cell office:value-type="string">
            <text:p>NTV34</text:p>
          </table:table-cell>
          <table:table-cell office:value-type="string">
            <text:p>Reporting Pre-Study</text:p>
          </table:table-cell>
          <table:table-cell office:value-type="string">
            <text:p>Closed</text:p>
          </table:table-cell>
          <table:table-cell office:value-type="string">
            <text:p>FY14 - April</text:p>
          </table:table-cell>
          <table:table-cell office:value-type="string">
            <text:p>FY14 </text:p>
            <text:p>(2014-07-11)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eporting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Mikael Andersson</text:p>
          </table:table-cell>
          <table:table-cell table:number-columns-repeated="2"/>
          <table:table-cell office:value-type="string">
            <text:p>mikael Andersson</text:p>
          </table:table-cell>
          <table:table-cell office:value-type="string">
            <text:p>Catarina Dehn</text:p>
          </table:table-cell>
          <table:table-cell office:value-type="string">
            <text:p>n/a</text:p>
          </table:table-cell>
          <table:table-cell table:number-columns-repeated="16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31"/>
        </table:table-row>
        <table:table-row table:style-name="ro2">
          <table:table-cell office:value-type="string">
            <text:p>NTV35</text:p>
          </table:table-cell>
          <table:table-cell office:value-type="string">
            <text:p>Secure Reporting</text:p>
          </table:table-cell>
          <table:table-cell office:value-type="string">
            <text:p>Running</text:p>
          </table:table-cell>
          <table:table-cell office:value-type="string">
            <text:p>FY15-T1</text:p>
          </table:table-cell>
          <table:table-cell office:value-type="string">
            <text:p>FY16 -T2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eporting</text:p>
          </table:table-cell>
          <table:table-cell table:number-columns-repeated="5"/>
          <table:table-cell office:value-type="string">
            <text:p>Convert visitors to happy customers so they return again</text:p>
          </table:table-cell>
          <table:table-cell office:value-type="string">
            <text:p>Marina Dubakina (acting) alt. Martin Hansson ( acting)</text:p>
          </table:table-cell>
          <table:table-cell office:value-type="string">
            <text:p>Monica Persdotter-Holmsvik</text:p>
          </table:table-cell>
          <table:table-cell office:value-type="string">
            <text:p>Retail &amp; Expansions</text:p>
          </table:table-cell>
          <table:table-cell office:value-type="string">
            <text:p>Retail</text:p>
          </table:table-cell>
          <table:table-cell table:number-columns-repeated="3"/>
          <table:table-cell table:number-columns-repeated="2" office:value-type="string">
            <text:p>Mikael Andersson</text:p>
          </table:table-cell>
          <table:table-cell/>
          <table:table-cell office:value-type="string">
            <text:p>mikael Andersson</text:p>
          </table:table-cell>
          <table:table-cell office:value-type="string">
            <text:p>Catarina Dehn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6" office:value-type="string">
            <text:p>YES</text:p>
          </table:table-cell>
          <table:table-cell table:number-columns-repeated="9"/>
          <table:table-cell table:number-columns-repeated="2" office:value-type="string">
            <text:p>YES</text:p>
          </table:table-cell>
          <table:table-cell/>
          <table:table-cell office:value-type="string">
            <text:p>L</text:p>
          </table:table-cell>
          <table:table-cell office:value-type="string">
            <text:p>FY16/T2</text:p>
          </table:table-cell>
          <table:table-cell office:value-type="string">
            <text:p>M</text:p>
          </table:table-cell>
          <table:table-cell office:value-type="float" office:value="15000">
            <text:p>15000</text:p>
          </table:table-cell>
          <table:table-cell office:value-type="string">
            <text:p>FY16/T2</text:p>
          </table:table-cell>
          <table:table-cell office:value-type="string">
            <text:p>M</text:p>
          </table:table-cell>
          <table:table-cell office:value-type="string">
            <text:p>FY15/T2-FY16/T2</text:p>
          </table:table-cell>
          <table:table-cell office:value-type="string">
            <text:p>H</text:p>
          </table:table-cell>
          <table:table-cell office:value-type="string">
            <text:p>FY16/T?</text:p>
          </table:table-cell>
          <table:table-cell table:number-columns-repeated="3"/>
          <table:table-cell office:value-type="string">
            <text:p>PPO: 2014.11.04</text:p>
          </table:table-cell>
          <table:table-cell office:value-type="string">
            <text:p>PPO: 2014.11.13</text:p>
          </table:table-cell>
          <table:table-cell/>
          <table:table-cell office:value-type="string">
            <text:p>PPO: 2015.01.31</text:p>
          </table:table-cell>
          <table:table-cell table:number-columns-repeated="5"/>
          <table:table-cell office:value-type="string">
            <text:p>PPO: 2015.12.31</text:p>
          </table:table-cell>
          <table:table-cell/>
          <table:table-cell office:value-type="string">
            <text:p>Emil: Emil: 2016.05.31</text:p>
          </table:table-cell>
          <table:table-cell/>
          <table:table-cell office:value-type="string">
            <text:p>Very important to know the data need in a future logistic system and to minimize the information need in MHS. High impact on local solutions</text:p>
          </table:table-cell>
          <table:table-cell office:value-type="string">
            <text:p>23.01.2015 - Need to follow up scope <text:s text:c="131"/>23.01.2015 - <text:s/>Secure approved released funds in MHS TP SG</text:p>
          </table:table-cell>
          <table:table-cell office:value-type="string">
            <text:p>Meeting before SG to secure alignment. <text:s text:c="32"/>- </text:p>
          </table:table-cell>
          <table:table-cell office:value-type="string">
            <text:p>BA/ITA <text:s text:c="46"/>PM</text:p>
          </table:table-cell>
          <table:table-cell office:value-type="string">
            <text:p>(Before) 01.05.2015 <text:s/>- </text:p>
          </table:table-cell>
        </table:table-row>
        <table:table-row table:style-name="ro2">
          <table:table-cell office:value-type="string">
            <text:p>NTV36</text:p>
          </table:table-cell>
          <table:table-cell office:value-type="string">
            <text:p>Tax 4 orders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5</text:p>
          </table:table-cell>
          <table:table-cell office:value-type="string">
            <text:p>Project</text:p>
          </table:table-cell>
          <table:table-cell office:value-type="string">
            <text:p>Dependency </text:p>
          </table:table-cell>
          <table:table-cell office:value-type="string">
            <text:p>eCommerce Program </text:p>
          </table:table-cell>
          <table:table-cell office:value-type="string">
            <text:p>Tax Information &amp; Calculation</text:p>
          </table:table-cell>
          <table:table-cell office:value-type="string">
            <text:p>Tax 4 orders will secure a correct taxtreatment of all sales and returns based on customer orders.</text:p>
          </table:table-cell>
          <table:table-cell office:value-type="string">
            <text:p>Unclear - According to eCom there is a small dependency.</text:p>
          </table:table-cell>
          <table:table-cell table:number-columns-repeated="3"/>
          <table:table-cell office:value-type="string">
            <text:p>Perform and Report financial activities</text:p>
          </table:table-cell>
          <table:table-cell table:number-columns-repeated="2"/>
          <table:table-cell office:value-type="string">
            <text:p>Supporting</text:p>
          </table:table-cell>
          <table:table-cell office:value-type="string">
            <text:p>Business Administration</text:p>
          </table:table-cell>
          <table:table-cell table:number-columns-repeated="2"/>
          <table:table-cell office:value-type="string">
            <text:p>Jan Messen</text:p>
          </table:table-cell>
          <table:table-cell office:value-type="string">
            <text:p>Mattias Wilm</text:p>
          </table:table-cell>
          <table:table-cell/>
          <table:table-cell office:value-type="string">
            <text:p>Eva Alfredsson</text:p>
          </table:table-cell>
          <table:table-cell/>
          <table:table-cell office:value-type="string">
            <text:p>Eva Alfredsson/Bastian Kleinschmidt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7" office:value-type="string">
            <text:p>YES</text:p>
          </table:table-cell>
          <table:table-cell table:number-columns-repeated="16"/>
          <table:table-cell office:value-type="string">
            <text:p>NONE</text:p>
          </table:table-cell>
          <table:table-cell table:number-columns-repeated="6"/>
          <table:table-cell table:number-columns-repeated="2" office:value-type="string">
            <text:p>PPI: 2014.07.23</text:p>
          </table:table-cell>
          <table:table-cell/>
          <table:table-cell office:value-type="string">
            <text:p>PPI: 2015.01.30</text:p>
          </table:table-cell>
          <table:table-cell table:number-columns-repeated="14"/>
        </table:table-row>
        <table:table-row table:style-name="ro2">
          <table:table-cell office:value-type="string">
            <text:p>NTV37</text:p>
          </table:table-cell>
          <table:table-cell office:value-type="string">
            <text:p>TAX Information and Calculation Pre-Study</text:p>
          </table:table-cell>
          <table:table-cell office:value-type="string">
            <text:p>Closed</text:p>
          </table:table-cell>
          <table:table-cell table:number-columns-repeated="2" office:value-type="string">
            <text:p>n/a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Tax Information &amp; Calculation</text:p>
          </table:table-cell>
          <table:table-cell table:number-columns-repeated="4"/>
          <table:table-cell office:value-type="string">
            <text:p>n/a</text:p>
          </table:table-cell>
          <table:table-cell office:value-type="string">
            <text:p>Perform and Report financial activities</text:p>
          </table:table-cell>
          <table:table-cell office:value-type="string">
            <text:p>Martin van Dam</text:p>
          </table:table-cell>
          <table:table-cell office:value-type="string">
            <text:p>TBD</text:p>
          </table:table-cell>
          <table:table-cell office:value-type="string">
            <text:p>Supporting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Frank Verboven</text:p>
          </table:table-cell>
          <table:table-cell table:number-columns-repeated="3"/>
          <table:table-cell office:value-type="string">
            <text:p>tbd</text:p>
          </table:table-cell>
          <table:table-cell office:value-type="string">
            <text:p>n/a</text:p>
          </table:table-cell>
          <table:table-cell table:number-columns-repeated="16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13"/>
          <table:table-cell office:value-type="string">
            <text:p>Emil: 2014.09.01</text:p>
          </table:table-cell>
          <table:table-cell table:number-columns-repeated="8"/>
          <table:table-cell office:value-type="string">
            <text:p>Emil: 2015.01.01</text:p>
          </table:table-cell>
          <table:table-cell table:number-columns-repeated="8"/>
        </table:table-row>
        <table:table-row table:style-name="ro2">
          <table:table-cell office:value-type="string">
            <text:p>NTV38</text:p>
          </table:table-cell>
          <table:table-cell office:value-type="string">
            <text:p>Store Logistic SLM/SGF Pre-Study </text:p>
          </table:table-cell>
          <table:table-cell office:value-type="string">
            <text:p>Running</text:p>
          </table:table-cell>
          <table:table-cell office:value-type="string">
            <text:p>FY15-T1</text:p>
          </table:table-cell>
          <table:table-cell office:value-type="string">
            <text:p>FY15-T2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SLM/SGF</text:p>
          </table:table-cell>
          <table:table-cell office:value-type="string">
            <text:p>Find the target for SGF, CPS and Recovery part in MHS, should go hand in hand with SLM Prestudy</text:p>
          </table:table-cell>
          <table:table-cell office:value-type="string">
            <text:p>Define the target for SLM, SGF, Customer Order Picking and Recovery management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/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/>
          <table:table-cell office:value-type="string">
            <text:p>Lars Gunnarsson</text:p>
          </table:table-cell>
          <table:table-cell office:value-type="string">
            <text:p>Pär Gustafsson, Emil Nilsson, Lars Gunnarsson</text:p>
          </table:table-cell>
          <table:table-cell table:number-columns-repeated="2"/>
          <table:table-cell office:value-type="string">
            <text:p>Taisto Tapani 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5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5"/>
          <table:table-cell table:number-columns-repeated="2" office:value-type="string">
            <text:p>YES</text:p>
          </table:table-cell>
          <table:table-cell table:number-columns-repeated="13"/>
          <table:table-cell office:value-type="string">
            <text:p>Emil: 2014.12.01</text:p>
          </table:table-cell>
          <table:table-cell table:number-columns-repeated="2"/>
          <table:table-cell office:value-type="string">
            <text:p>Emil: 2014.01.15</text:p>
          </table:table-cell>
          <table:table-cell table:number-columns-repeated="5"/>
          <table:table-cell office:value-type="string">
            <text:p>Emil: 2015.04.10</text:p>
          </table:table-cell>
          <table:table-cell/>
          <table:table-cell office:value-type="string">
            <text:p>Emil: 2015.04.10</text:p>
          </table:table-cell>
          <table:table-cell/>
          <table:table-cell office:value-type="string">
            <text:p>Rikard Klasson will own the prestudy. PDI to be ready Sept 15</text:p>
          </table:table-cell>
          <table:table-cell table:number-columns-repeated="4"/>
        </table:table-row>
        <table:table-row table:style-name="ro2">
          <table:table-cell office:value-type="string">
            <text:p>NTV39</text:p>
          </table:table-cell>
          <table:table-cell office:value-type="string">
            <text:p>Sales Location Management move out</text:p>
          </table:table-cell>
          <table:table-cell office:value-type="string">
            <text:p>Not Started</text:p>
          </table:table-cell>
          <table:table-cell office:value-type="string">
            <text:p>FY18</text:p>
          </table:table-cell>
          <table:table-cell office:value-type="string">
            <text:p>FY22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SLM</text:p>
          </table:table-cell>
          <table:table-cell table:number-columns-repeated="5"/>
          <table:table-cell office:value-type="string">
            <text:p>Deliver products, services and related information to all customers</text:p>
          </table:table-cell>
          <table:table-cell table:number-columns-repeated="2"/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Pär Gustafsson</text:p>
          </table:table-cell>
          <table:table-cell table:number-columns-repeated="3"/>
          <table:table-cell office:value-type="string">
            <text:p>Taisto Tapani 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H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float" office:value="15000">
            <text:p>15000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string">
            <text:p>FY18-?</text:p>
          </table:table-cell>
          <table:table-cell table:number-columns-repeated="21"/>
        </table:table-row>
        <table:table-row table:style-name="ro2">
          <table:table-cell office:value-type="string">
            <text:p>NTV40</text:p>
          </table:table-cell>
          <table:table-cell office:value-type="string">
            <text:p>Store Logistic Operation move out</text:p>
          </table:table-cell>
          <table:table-cell office:value-type="string">
            <text:p>Not Started</text:p>
          </table:table-cell>
          <table:table-cell office:value-type="string">
            <text:p>FY18</text:p>
          </table:table-cell>
          <table:table-cell office:value-type="string">
            <text:p>FY22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SGF</text:p>
          </table:table-cell>
          <table:table-cell office:value-type="string">
            <text:p>Implement target for SGF, CPS and Recovery and remove it from OpenVMS</text:p>
          </table:table-cell>
          <table:table-cell office:value-type="string">
            <text:p>Move SLM, SGF, Customer Order Picking and Recovery management from the OpenVMS platform to the defined target</text:p>
          </table:table-cell>
          <table:table-cell table:number-columns-repeated="3"/>
          <table:table-cell office:value-type="string">
            <text:p>Deliver products, services and related information to all customers</text:p>
          </table:table-cell>
          <table:table-cell office:value-type="string">
            <text:p>Marcus Baumgartner</text:p>
          </table:table-cell>
          <table:table-cell office:value-type="string">
            <text:p>Björn Westerberg</text:p>
          </table:table-cell>
          <table:table-cell office:value-type="string">
            <text:p>Range&amp;Supply</text:p>
          </table:table-cell>
          <table:table-cell office:value-type="string">
            <text:p>TBD</text:p>
          </table:table-cell>
          <table:table-cell office:value-type="string">
            <text:p>Göran Johansson</text:p>
          </table:table-cell>
          <table:table-cell office:value-type="string">
            <text:p>Jacob Nordegren</text:p>
          </table:table-cell>
          <table:table-cell/>
          <table:table-cell office:value-type="string">
            <text:p>Melanie van Der Toorn Vritjhoff</text:p>
          </table:table-cell>
          <table:table-cell table:number-columns-repeated="3"/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H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float" office:value="30000">
            <text:p>30000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string">
            <text:p>FY18-?</text:p>
          </table:table-cell>
          <table:table-cell office:value-type="string">
            <text:p>H</text:p>
          </table:table-cell>
          <table:table-cell office:value-type="string">
            <text:p>FY18-?</text:p>
          </table:table-cell>
          <table:table-cell table:number-columns-repeated="21"/>
        </table:table-row>
        <table:table-row table:style-name="ro2">
          <table:table-cell office:value-type="string">
            <text:p>NTV41</text:p>
          </table:table-cell>
          <table:table-cell office:value-type="string">
            <text:p>Secure Local Solutions</text:p>
          </table:table-cell>
          <table:table-cell office:value-type="string">
            <text:p>Not Started</text:p>
          </table:table-cell>
          <table:table-cell office:value-type="string">
            <text:p>FY15 - T2</text:p>
          </table:table-cell>
          <table:table-cell office:value-type="string">
            <text:p>FY15-T3</text:p>
          </table:table-cell>
          <table:table-cell office:value-type="string">
            <text:p>Project/Activity -TBD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Local Solutions</text:p>
          </table:table-cell>
          <table:table-cell office:value-type="string">
            <text:p>Identify local solutions with MHS impact and secure local solutions by adressing them as not supported or as 'approved' by providing APIs that will last beyond MHS move outs.</text:p>
          </table:table-cell>
          <table:table-cell office:value-type="string">
            <text:p>Secure all local solutions identified in 'Identify Local Solutions'. Either decomission or change data source</text:p>
          </table:table-cell>
          <table:table-cell table:number-columns-repeated="3"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 office:value-type="string">
            <text:p>Same supporting</text:p>
          </table:table-cell>
          <table:table-cell table:number-columns-repeated="3"/>
          <table:table-cell office:value-type="string">
            <text:p>Mikael Andersson</text:p>
          </table:table-cell>
          <table:table-cell office:value-type="string">
            <text:p>Mikael Andersson or Marie?</text:p>
          </table:table-cell>
          <table:table-cell office:value-type="string">
            <text:p>Fredrik Axén</text:p>
          </table:table-cell>
          <table:table-cell office:value-type="string">
            <text:p>Marc Peeters</text:p>
          </table:table-cell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office:value-type="string">
            <text:p>M</text:p>
          </table:table-cell>
          <table:table-cell office:value-type="string">
            <text:p>FY16/T2</text:p>
          </table:table-cell>
          <table:table-cell office:value-type="string">
            <text:p>M</text:p>
          </table:table-cell>
          <table:table-cell office:value-type="float" office:value="500">
            <text:p>500</text:p>
          </table:table-cell>
          <table:table-cell office:value-type="string">
            <text:p>FY16/T2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  <table:table-cell table:number-columns-repeated="3"/>
          <table:table-cell office:value-type="string">
            <text:p>Emil: 2015.02.01</text:p>
          </table:table-cell>
          <table:table-cell table:number-columns-repeated="13"/>
          <table:table-cell office:value-type="string">
            <text:p>23.01.2015 - MHS TP has a dependency to Marc Peeters. MHS TP needs information regarding how and what in MHS is integrated in the overall initative from Marc Peters.</text:p>
          </table:table-cell>
          <table:table-cell office:value-type="string">
            <text:p>Follow-up meeting <text:s/>with Marc Peeters. <text:s/>Next Step: 1. How to join forces 2. Create a governance on IT 3. Where does our responsibility stop and how will it be adressed <text:s/>(IT delivery vs IT demand). </text:p>
          </table:table-cell>
          <table:table-cell office:value-type="string">
            <text:p>Prg.Owner./C&amp;R Manager</text:p>
          </table:table-cell>
          <table:table-cell office:value-type="string">
            <text:p>01.08.2015</text:p>
          </table:table-cell>
        </table:table-row>
        <table:table-row table:style-name="ro2">
          <table:table-cell office:value-type="string">
            <text:p>NTV42</text:p>
          </table:table-cell>
          <table:table-cell office:value-type="string">
            <text:p>Proof of Concept </text:p>
          </table:table-cell>
          <table:table-cell office:value-type="string">
            <text:p>Running</text:p>
          </table:table-cell>
          <table:table-cell office:value-type="string">
            <text:p>n/a</text:p>
          </table:table-cell>
          <table:table-cell office:value-type="string">
            <text:p>FY15-T2</text:p>
          </table:table-cell>
          <table:table-cell office:value-type="string">
            <text:p>Activit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Infrastructure</text:p>
          </table:table-cell>
          <table:table-cell table:number-columns-repeated="5"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 table:number-columns-repeated="4"/>
          <table:table-cell office:value-type="string">
            <text:p>Petra ten Berg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n/a</text:p>
          </table:table-cell>
          <table:table-cell/>
          <table:table-cell office:value-type="string">
            <text:p>NON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table:number-columns-repeated="2"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PoC ready 15.03.31</text:p>
          </table:table-cell>
          <table:table-cell office:value-type="string">
            <text:p>Emil: 2014.09.01</text:p>
          </table:table-cell>
          <table:table-cell table:number-columns-repeated="8"/>
          <table:table-cell office:value-type="string">
            <text:p>Emil: 2015.03.30</text:p>
          </table:table-cell>
          <table:table-cell/>
          <table:table-cell office:value-type="string">
            <text:p>Emil: 2015.03.30</text:p>
          </table:table-cell>
          <table:table-cell/>
          <table:table-cell office:value-type="string">
            <text:p>based on assumption that we migrate to a linux platform</text:p>
          </table:table-cell>
          <table:table-cell table:number-columns-repeated="4"/>
        </table:table-row>
        <table:table-row table:style-name="ro2">
          <table:table-cell office:value-type="string">
            <text:p>NTV43</text:p>
          </table:table-cell>
          <table:table-cell office:value-type="string">
            <text:p>MHS Initial cleanup</text:p>
          </table:table-cell>
          <table:table-cell office:value-type="string">
            <text:p>Running</text:p>
          </table:table-cell>
          <table:table-cell office:value-type="string">
            <text:p>FY14</text:p>
          </table:table-cell>
          <table:table-cell office:value-type="string">
            <text:p>FY15-T3</text:p>
          </table:table-cell>
          <table:table-cell office:value-type="string">
            <text:p>Activit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ore=ALL</text:p>
          </table:table-cell>
          <table:table-cell office:value-type="string">
            <text:p>Cleanup database and code that is no longer used in MHS. Most likely not driven as a project</text:p>
          </table:table-cell>
          <table:table-cell office:value-type="string">
            <text:p>To get rid of unused information in the database to simplify analysis, move out and potential migration</text:p>
          </table:table-cell>
          <table:table-cell table:number-columns-repeated="3"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 table:number-columns-repeated="4"/>
          <table:table-cell office:value-type="string">
            <text:p>Petra ten Berg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n/a</text:p>
          </table:table-cell>
          <table:table-cell/>
          <table:table-cell office:value-type="string">
            <text:p>NONE</text:p>
          </table:table-cell>
          <table:table-cell office:value-type="string">
            <text:p>N/A</text:p>
          </table:table-cell>
          <table:table-cell office:value-type="string">
            <text:p>NONE</text:p>
          </table:table-cell>
          <table:table-cell table:number-columns-repeated="2" office:value-type="string">
            <text:p>N/A</text:p>
          </table:table-cell>
          <table:table-cell office:value-type="string">
            <text:p>L</text:p>
          </table:table-cell>
          <table:table-cell office:value-type="string">
            <text:p>FY15</text:p>
          </table:table-cell>
          <table:table-cell office:value-type="string">
            <text:p>L</text:p>
          </table:table-cell>
          <table:table-cell office:value-type="string">
            <text:p>FY15</text:p>
          </table:table-cell>
          <table:table-cell table:number-columns-repeated="3"/>
          <table:table-cell office:value-type="string">
            <text:p>Emil: 2014.09.01</text:p>
          </table:table-cell>
          <table:table-cell table:number-columns-repeated="8"/>
          <table:table-cell office:value-type="string">
            <text:p>Emil: 2015.08.31</text:p>
          </table:table-cell>
          <table:table-cell/>
          <table:table-cell office:value-type="string">
            <text:p>2015.08.31</text:p>
          </table:table-cell>
          <table:table-cell table:number-columns-repeated="6"/>
        </table:table-row>
        <table:table-row table:style-name="ro2">
          <table:table-cell office:value-type="string">
            <text:p>NTV44</text:p>
          </table:table-cell>
          <table:table-cell office:value-type="string">
            <text:p>Standardize <text:s/>and prepare</text:p>
          </table:table-cell>
          <table:table-cell office:value-type="string">
            <text:p>Running</text:p>
          </table:table-cell>
          <table:table-cell office:value-type="string">
            <text:p>FY15</text:p>
          </table:table-cell>
          <table:table-cell office:value-type="string">
            <text:p>FY20</text:p>
          </table:table-cell>
          <table:table-cell office:value-type="string">
            <text:p>Activit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Core=ALL</text:p>
          </table:table-cell>
          <table:table-cell office:value-type="string">
            <text:p>Plaftorm Independent GUI, move to C++, other outcomes from PoC to simplify a future migration</text:p>
          </table:table-cell>
          <table:table-cell office:value-type="string">
            <text:p>To consolidate business logic and simplify move out and migration</text:p>
          </table:table-cell>
          <table:table-cell table:number-columns-repeated="3"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Supporting</text:p>
          </table:table-cell>
          <table:table-cell table:number-columns-repeated="4"/>
          <table:table-cell office:value-type="string">
            <text:p>Petra ten Berg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n/a</text:p>
          </table:table-cell>
          <table:table-cell/>
          <table:table-cell table:number-columns-repeated="5" office:value-type="string">
            <text:p>?</text:p>
          </table:table-cell>
          <table:table-cell office:value-type="string">
            <text:p>L</text:p>
          </table:table-cell>
          <table:table-cell office:value-type="string">
            <text:p>FY15-FY20</text:p>
          </table:table-cell>
          <table:table-cell office:value-type="string">
            <text:p>L</text:p>
          </table:table-cell>
          <table:table-cell office:value-type="string">
            <text:p>?</text:p>
          </table:table-cell>
          <table:table-cell table:number-columns-repeated="14"/>
          <table:table-cell office:value-type="string">
            <text:p>n/a</text:p>
          </table:table-cell>
          <table:table-cell/>
          <table:table-cell office:value-type="string">
            <text:p>?????</text:p>
          </table:table-cell>
          <table:table-cell table:number-columns-repeated="4"/>
        </table:table-row>
        <table:table-row table:style-name="ro2">
          <table:table-cell office:value-type="string">
            <text:p>NTV45</text:p>
          </table:table-cell>
          <table:table-cell office:value-type="string">
            <text:p>Remove MHS system dependencies <text:s/>Pre-Study</text:p>
          </table:table-cell>
          <table:table-cell office:value-type="string">
            <text:p>Not Started</text:p>
          </table:table-cell>
          <table:table-cell office:value-type="string">
            <text:p>FY16-T1</text:p>
          </table:table-cell>
          <table:table-cell office:value-type="string">
            <text:p>FY16-T2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Integration</text:p>
          </table:table-cell>
          <table:table-cell office:value-type="string">
            <text:p>Removing system dependencies from MHS, e.g. PTAG and VTS where there are other data sources possible for the information. Sales order <text:s/>(pure full serve not handled by SOM), etc</text:p>
          </table:table-cell>
          <table:table-cell office:value-type="string">
            <text:p>Remove system dependencies with only technical dependencies to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?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Petra ten Berg</text:p>
          </table:table-cell>
          <table:table-cell table:number-columns-repeated="3"/>
          <table:table-cell office:value-type="string">
            <text:p>tbd</text:p>
          </table:table-cell>
          <table:table-cell table:number-columns-repeated="17"/>
          <table:table-cell table:number-columns-repeated="7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9"/>
          <table:table-cell office:value-type="string">
            <text:p>Emil: 2016.08.31</text:p>
          </table:table-cell>
          <table:table-cell table:number-columns-repeated="8"/>
        </table:table-row>
        <table:table-row table:style-name="ro2">
          <table:table-cell office:value-type="string">
            <text:p>NTV46</text:p>
          </table:table-cell>
          <table:table-cell office:value-type="string">
            <text:p>Remove MHS system dependencies</text:p>
          </table:table-cell>
          <table:table-cell office:value-type="string">
            <text:p>Not Started</text:p>
          </table:table-cell>
          <table:table-cell office:value-type="string">
            <text:p>FY16-T3</text:p>
          </table:table-cell>
          <table:table-cell office:value-type="string">
            <text:p>FY17-T3</text:p>
          </table:table-cell>
          <table:table-cell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Integration</text:p>
          </table:table-cell>
          <table:table-cell office:value-type="string">
            <text:p>Removing system dependencies from MHS, e.g. PTAG and VTS where there are other data sources possible for the information. Sales order <text:s/>(pure full serve not handled by SOM), etc</text:p>
          </table:table-cell>
          <table:table-cell office:value-type="string">
            <text:p>Remove system dependencies with only technical dependencies to MHS</text:p>
          </table:table-cell>
          <table:table-cell table:number-columns-repeated="3"/>
          <table:table-cell office:value-type="string">
            <text:p>Secure IT Solutions</text:p>
          </table:table-cell>
          <table:table-cell office:value-type="string">
            <text:p>Paolo Cinello</text:p>
          </table:table-cell>
          <table:table-cell office:value-type="string">
            <text:p>Cecilia Karlsson/Thomas Frisk</text:p>
          </table:table-cell>
          <table:table-cell office:value-type="string">
            <text:p>?</text:p>
          </table:table-cell>
          <table:table-cell office:value-type="string">
            <text:p>TBD</text:p>
          </table:table-cell>
          <table:table-cell table:number-columns-repeated="3"/>
          <table:table-cell office:value-type="string">
            <text:p>Petra ten Berg</text:p>
          </table:table-cell>
          <table:table-cell table:number-columns-repeated="3"/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5"/>
          <table:table-cell table:number-columns-repeated="2" office:value-type="string">
            <text:p>YES</text:p>
          </table:table-cell>
          <table:table-cell/>
          <table:table-cell table:number-columns-repeated="5" office:value-type="string">
            <text:p>?</text:p>
          </table:table-cell>
          <table:table-cell office:value-type="string">
            <text:p>H</text:p>
          </table:table-cell>
          <table:table-cell office:value-type="string">
            <text:p>FY17</text:p>
          </table:table-cell>
          <table:table-cell office:value-type="string">
            <text:p>L</text:p>
          </table:table-cell>
          <table:table-cell office:value-type="string">
            <text:p>?</text:p>
          </table:table-cell>
          <table:table-cell table:number-columns-repeated="16"/>
          <table:table-cell office:value-type="string">
            <text:p>With a Local Integration Platform, more work can be done in this area</text:p>
          </table:table-cell>
          <table:table-cell table:number-columns-repeated="4"/>
        </table:table-row>
        <table:table-row table:style-name="ro2">
          <table:table-cell office:value-type="string">
            <text:p>NTV47</text:p>
          </table:table-cell>
          <table:table-cell office:value-type="string">
            <text:p>Store Range Management Pre-study</text:p>
          </table:table-cell>
          <table:table-cell office:value-type="string">
            <text:p>Not Started</text:p>
          </table:table-cell>
          <table:table-cell office:value-type="string">
            <text:p>FY16 T2</text:p>
          </table:table-cell>
          <table:table-cell office:value-type="string">
            <text:p>FY16 T3</text:p>
          </table:table-cell>
          <table:table-cell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ange &amp; Pricing</text:p>
          </table:table-cell>
          <table:table-cell office:value-type="string">
            <text:p>What system should steer what is possible to sell in a store in the future. All rules and information flow around life cycle for articles in a store must be handled.</text:p>
          </table:table-cell>
          <table:table-cell office:value-type="string">
            <text:p>Remove MHS as the owner of range available for selling. Move out item attributes set in MHS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Develop a complete and relevant home furnishing offer</text:p>
          </table:table-cell>
          <table:table-cell office:value-type="string">
            <text:p>Kristofer Magneteg</text:p>
          </table:table-cell>
          <table:table-cell office:value-type="string">
            <text:p>Peter Klinkert</text:p>
          </table:table-cell>
          <table:table-cell office:value-type="string">
            <text:p>Range&amp;Supply</text:p>
          </table:table-cell>
          <table:table-cell office:value-type="string">
            <text:p>Retail</text:p>
          </table:table-cell>
          <table:table-cell office:value-type="string">
            <text:p>Göran Johansson</text:p>
          </table:table-cell>
          <table:table-cell office:value-type="string">
            <text:p>Håkan Andersson</text:p>
          </table:table-cell>
          <table:table-cell/>
          <table:table-cell office:value-type="string">
            <text:p>Lars Gunnarsson</text:p>
          </table:table-cell>
          <table:table-cell table:number-columns-repeated="2"/>
          <table:table-cell office:value-type="string">
            <text:p>Rickard Klasson</text:p>
          </table:table-cell>
          <table:table-cell office:value-type="string">
            <text:p>tbd</text:p>
          </table:table-cell>
          <table:table-cell table:number-columns-repeated="2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table:number-columns-repeated="8"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9"/>
          <table:table-cell office:value-type="string">
            <text:p>Emil: 2016.08.31</text:p>
          </table:table-cell>
          <table:table-cell table:number-columns-repeated="4"/>
          <table:table-cell office:value-type="string">
            <text:p>23.01.2015 - Start up discussion</text:p>
          </table:table-cell>
          <table:table-cell office:value-type="string">
            <text:p>Meeting with owners</text:p>
          </table:table-cell>
          <table:table-cell office:value-type="string">
            <text:p>Bus.Change.Manager</text:p>
          </table:table-cell>
          <table:table-cell office:value-type="string">
            <text:p>11.02.2015</text:p>
          </table:table-cell>
        </table:table-row>
        <table:table-row table:style-name="ro2">
          <table:table-cell office:value-type="string">
            <text:p>NTV48</text:p>
          </table:table-cell>
          <table:table-cell office:value-type="string">
            <text:p>Remove SG 87</text:p>
          </table:table-cell>
          <table:table-cell office:value-type="string">
            <text:p>Running</text:p>
          </table:table-cell>
          <table:table-cell office:value-type="string">
            <text:p>FY15-T2</text:p>
          </table:table-cell>
          <table:table-cell office:value-type="string">
            <text:p>FY16-T1</text:p>
          </table:table-cell>
          <table:table-cell office:value-type="string">
            <text:p>Activity</text:p>
          </table:table-cell>
          <table:table-cell office:value-type="string">
            <text:p>Dependency </text:p>
          </table:table-cell>
          <table:table-cell office:value-type="string">
            <text:p>MHS Transformation Program </text:p>
          </table:table-cell>
          <table:table-cell office:value-type="string">
            <text:p>Tax Information &amp; Calculation</text:p>
          </table:table-cell>
          <table:table-cell office:value-type="string">
            <text:p>Remove need to use a specific item for handling pre payment information at Ikea</text:p>
          </table:table-cell>
          <table:table-cell office:value-type="string">
            <text:p>Remove MHS logic connected to pre payment item</text:p>
          </table:table-cell>
          <table:table-cell table:number-columns-repeated="3"/>
          <table:table-cell office:value-type="string">
            <text:p>Perform and Report financial activities</text:p>
          </table:table-cell>
          <table:table-cell office:value-type="string">
            <text:p>Martin van Dam</text:p>
          </table:table-cell>
          <table:table-cell office:value-type="string">
            <text:p>TBD</text:p>
          </table:table-cell>
          <table:table-cell office:value-type="string">
            <text:p>Supporting</text:p>
          </table:table-cell>
          <table:table-cell/>
          <table:table-cell office:value-type="string">
            <text:p>Karsten Stiegler</text:p>
          </table:table-cell>
          <table:table-cell table:number-columns-repeated="2"/>
          <table:table-cell office:value-type="string">
            <text:p>Frank Verboven</text:p>
          </table:table-cell>
          <table:table-cell table:number-columns-repeated="6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style-name="ce1"/>
          <table:table-cell table:number-columns-repeated="9"/>
          <table:table-cell office:value-type="string">
            <text:p>L</text:p>
          </table:table-cell>
          <table:table-cell office:value-type="string">
            <text:p>FY16/T?</text:p>
          </table:table-cell>
          <table:table-cell office:value-type="string">
            <text:p>L</text:p>
          </table:table-cell>
          <table:table-cell office:value-type="string">
            <text:p>1000?</text:p>
          </table:table-cell>
          <table:table-cell office:value-type="string">
            <text:p>FY16/T?</text:p>
          </table:table-cell>
          <table:table-cell office:value-type="string">
            <text:p>M</text:p>
          </table:table-cell>
          <table:table-cell office:value-type="string">
            <text:p>FY15/T2-FY16</text:p>
          </table:table-cell>
          <table:table-cell office:value-type="string">
            <text:p>M</text:p>
          </table:table-cell>
          <table:table-cell office:value-type="string">
            <text:p>FY16/T?</text:p>
          </table:table-cell>
          <table:table-cell table:number-columns-repeated="14"/>
          <table:table-cell office:value-type="string">
            <text:p>2017.08.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>
            <text:p>NTV49</text:p>
          </table:table-cell>
          <table:table-cell office:value-type="string">
            <text:p>Static Retail Tax Information</text:p>
          </table:table-cell>
          <table:table-cell office:value-type="string">
            <text:p>Not Started</text:p>
          </table:table-cell>
          <table:table-cell office:value-type="string">
            <text:p>FY15-T3</text:p>
          </table:table-cell>
          <table:table-cell office:value-type="string">
            <text:p>FY16</text:p>
          </table:table-cell>
          <table:table-cell office:value-type="string">
            <text:p>Project/Activity -TBD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Tax Information &amp; Calculation</text:p>
          </table:table-cell>
          <table:table-cell office:value-type="string">
            <text:p>To have one place for administrating TAX and one common source for this information</text:p>
          </table:table-cell>
          <table:table-cell office:value-type="string">
            <text:p>Remove TAX Administration and integration from MHS. Remove Currency data.</text:p>
          </table:table-cell>
          <table:table-cell table:number-columns-repeated="3"/>
          <table:table-cell office:value-type="string">
            <text:p>Perform and Report financial activities</text:p>
          </table:table-cell>
          <table:table-cell office:value-type="string">
            <text:p>Martin van Dam</text:p>
          </table:table-cell>
          <table:table-cell office:value-type="string">
            <text:p>TBD</text:p>
          </table:table-cell>
          <table:table-cell office:value-type="string">
            <text:p>Supporting</text:p>
          </table:table-cell>
          <table:table-cell office:value-type="string">
            <text:p>Finance</text:p>
          </table:table-cell>
          <table:table-cell office:value-type="string">
            <text:p>Karsten Stiegler</text:p>
          </table:table-cell>
          <table:table-cell table:number-columns-repeated="2"/>
          <table:table-cell office:value-type="string">
            <text:p>Frank Verboven</text:p>
          </table:table-cell>
          <table:table-cell table:number-columns-repeated="6"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8"/>
          <table:table-cell table:style-name="ce1"/>
          <table:table-cell table:number-columns-repeated="10"/>
          <table:table-cell table:number-columns-repeated="4" office:value-type="string">
            <text:p>?</text:p>
          </table:table-cell>
          <table:table-cell office:value-type="string">
            <text:p>M</text:p>
          </table:table-cell>
          <table:table-cell office:value-type="string">
            <text:p>?</text:p>
          </table:table-cell>
          <table:table-cell office:value-type="string">
            <text:p>M</text:p>
          </table:table-cell>
          <table:table-cell office:value-type="string">
            <text:p>FY16/T?</text:p>
          </table:table-cell>
          <table:table-cell table:number-columns-repeated="14"/>
          <table:table-cell office:value-type="string">
            <text:p>2017.08.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>
            <text:p>NTV50</text:p>
          </table:table-cell>
          <table:table-cell office:value-type="string">
            <text:p>Returns Prestudy</text:p>
          </table:table-cell>
          <table:table-cell office:value-type="string">
            <text:p>Not Started</text:p>
          </table:table-cell>
          <table:table-cell office:value-type="string">
            <text:p>FY15-T2</text:p>
          </table:table-cell>
          <table:table-cell office:value-type="string">
            <text:p>FY16-T1</text:p>
          </table:table-cell>
          <table:table-cell table:style-name="ce1" office:value-type="string">
            <text:p>Pre-Stud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eturn Management</text:p>
          </table:table-cell>
          <table:table-cell table:style-name="ce1" table:number-columns-repeated="3"/>
          <table:table-cell table:number-columns-repeated="2"/>
          <table:table-cell table:style-name="ce1" office:value-type="string">
            <text:p>Convert visitors to happy customers so they return again</text:p>
          </table:table-cell>
          <table:table-cell table:style-name="ce1" office:value-type="string">
            <text:p>Marina Dubakina (acting) alt. Martin Hansson ( acting)</text:p>
          </table:table-cell>
          <table:table-cell table:style-name="ce1"/>
          <table:table-cell table:style-name="ce1" office:value-type="string">
            <text:p>Retail &amp; Expansions</text:p>
          </table:table-cell>
          <table:table-cell table:style-name="ce1" office:value-type="string">
            <text:p>Retail</text:p>
          </table:table-cell>
          <table:table-cell table:style-name="ce1" table:number-columns-repeated="5"/>
          <table:table-cell table:style-name="ce1" office:value-type="string">
            <text:p>Fredrik Axen</text:p>
          </table:table-cell>
          <table:table-cell table:style-name="ce1" office:value-type="string">
            <text:p>Monica Holmvik-Persdotter</text:p>
          </table:table-cell>
          <table:table-cell table:style-name="ce1" table:number-columns-repeated="2"/>
          <table:table-cell table:number-columns-repeated="16"/>
          <table:table-cell table:number-columns-repeated="7" office:value-type="string">
            <text:p>n/a</text:p>
          </table:table-cell>
          <table:table-cell table:number-columns-repeated="36"/>
          <table:table-cell table:style-name="ce1"/>
          <table:table-cell office:value-type="string">
            <text:p>23.01.2015 - Will prestudy be ours? Need to follow up ownership</text:p>
          </table:table-cell>
          <table:table-cell office:value-type="string">
            <text:p><text:s/>Booked meeting with Monica &amp; Fredrik</text:p>
          </table:table-cell>
          <table:table-cell table:number-columns-repeated="2"/>
        </table:table-row>
        <table:table-row table:style-name="ro2">
          <table:table-cell office:value-type="string">
            <text:p>NTV51</text:p>
          </table:table-cell>
          <table:table-cell office:value-type="string">
            <text:p>Returns Project</text:p>
          </table:table-cell>
          <table:table-cell office:value-type="string">
            <text:p>Not Started</text:p>
          </table:table-cell>
          <table:table-cell office:value-type="string">
            <text:p>FY16-T2</text:p>
          </table:table-cell>
          <table:table-cell office:value-type="string">
            <text:p>FY18</text:p>
          </table:table-cell>
          <table:table-cell table:style-name="ce1" office:value-type="string">
            <text:p>Project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 office:value-type="string">
            <text:p>Return Management</text:p>
          </table:table-cell>
          <table:table-cell table:style-name="ce1" office:value-type="string">
            <text:p>Implement the recommended solution for cash and carry and return handling in store (not replacing SAMS).</text:p>
          </table:table-cell>
          <table:table-cell table:style-name="ce1" office:value-type="string">
            <text:p>Remove MHS return object and all functionality connected top the return flow.</text:p>
          </table:table-cell>
          <table:table-cell table:style-name="ce1"/>
          <table:table-cell table:number-columns-repeated="2"/>
          <table:table-cell table:style-name="ce1" office:value-type="string">
            <text:p>Convert visitors to happy customers so they return again</text:p>
          </table:table-cell>
          <table:table-cell table:style-name="ce1" table:number-columns-repeated="2"/>
          <table:table-cell table:style-name="ce1" office:value-type="string">
            <text:p>Retail &amp; Expansions</text:p>
          </table:table-cell>
          <table:table-cell table:style-name="ce1" office:value-type="string">
            <text:p>Retail</text:p>
          </table:table-cell>
          <table:table-cell table:style-name="ce1" table:number-columns-repeated="9"/>
          <table:table-cell/>
          <table:table-cell table:number-columns-repeated="3" office:value-type="string">
            <text:p>n/a</text:p>
          </table:table-cell>
          <table:table-cell/>
          <table:table-cell table:number-columns-repeated="9"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43"/>
          <table:table-cell table:style-name="ce1"/>
          <table:table-cell table:number-columns-repeated="4"/>
        </table:table-row>
        <table:table-row table:style-name="ro2">
          <table:table-cell office:value-type="string">
            <text:p>NTV52</text:p>
          </table:table-cell>
          <table:table-cell office:value-type="string">
            <text:p>Business Credit Mgmt/RIMS</text:p>
          </table:table-cell>
          <table:table-cell office:value-type="string">
            <text:p>Running</text:p>
          </table:table-cell>
          <table:table-cell office:value-type="string">
            <text:p>FY15 T1 ?</text:p>
          </table:table-cell>
          <table:table-cell office:value-type="string">
            <text:p>FY16 T2</text:p>
          </table:table-cell>
          <table:table-cell table:style-name="ce1" office:value-type="string">
            <text:p>Activity</text:p>
          </table:table-cell>
          <table:table-cell office:value-type="string">
            <text:p>MHS TP </text:p>
          </table:table-cell>
          <table:table-cell office:value-type="string">
            <text:p>MHS Transformation Program </text:p>
          </table:table-cell>
          <table:table-cell/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1" office:value-type="string">
            <text:p>Supporting</text:p>
          </table:table-cell>
          <table:table-cell table:style-name="ce1" office:value-type="string">
            <text:p>Same supporting</text:p>
          </table:table-cell>
          <table:table-cell table:style-name="ce1" table:number-columns-repeated="9"/>
          <table:table-cell table:number-columns-repeated="59"/>
          <table:table-cell table:style-name="ce1"/>
          <table:table-cell office:value-type="string">
            <text:p>23.01.2015 - Sort out budget / Verify timeline &amp; milestones / Start -up biweekly meetings</text:p>
          </table:table-cell>
          <table:table-cell office:value-type="string">
            <text:p>Set up meetings with Eva ...</text:p>
          </table:table-cell>
          <table:table-cell office:value-type="string">
            <text:p>PM/BN</text:p>
          </table:table-cell>
          <table:table-cell office:value-type="string">
            <text:p>11.02.2015</text:p>
          </table:table-cell>
        </table:table-row>
        <table:table-row table:style-name="ro2">
          <table:table-cell/>
          <table:table-cell table:style-name="ce1" table:number-columns-repeated="12"/>
          <table:table-cell/>
          <table:table-cell table:style-name="ce1" table:number-columns-repeated="14"/>
          <table:table-cell/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8"/>
          <table:table-cell table:number-columns-repeated="36"/>
          <table:table-cell table:style-name="ce1"/>
          <table:table-cell table:number-columns-repeated="4"/>
        </table:table-row>
        <table:named-expressions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  <table:named-range table:name="Excel_BuiltIn__FilterDatabase" table:base-cell-address="$Sheet1.$A$1" table:cell-range-address="$Sheet1.$B$1:.$CJ$53"/>
        </table:named-expressions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row table:style-name="ro2">
          <table:table-cell office:value-type="string">
            <text:p>A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header</text:p>
          </table:table-cell>
          <table:table-cell office:value-type="string">
            <text:p>ID</text:p>
          </table:table-cell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/>
          <table:table-cell office:value-type="string">
            <text:p>header</text:p>
          </table:table-cell>
          <table:table-cell office:value-type="string">
            <text:p>Initiative</text:p>
          </table:table-cell>
        </table:table-row>
        <table:table-row table:style-name="ro2">
          <table:table-cell table:number-columns-repeated="2"/>
          <table:table-cell office:value-type="string">
            <text:p>state</text:p>
          </table:table-cell>
          <table:table-cell/>
          <table:table-cell office:value-type="string">
            <text:p>header</text:p>
          </table:table-cell>
          <table:table-cell office:value-type="string">
            <text:p>Initiative Status</text:p>
          </table:table-cell>
        </table:table-row>
        <table:table-row table:style-name="ro2">
          <table:table-cell table:number-columns-repeated="2"/>
          <table:table-cell office:value-type="string">
            <text:p>start</text:p>
          </table:table-cell>
          <table:table-cell/>
          <table:table-cell office:value-type="string">
            <text:p>header</text:p>
          </table:table-cell>
          <table:table-cell office:value-type="string">
            <text:p>Expected Start date</text:p>
          </table:table-cell>
        </table:table-row>
        <table:table-row table:style-name="ro2">
          <table:table-cell table:number-columns-repeated="2"/>
          <table:table-cell office:value-type="string">
            <text:p>end</text:p>
          </table:table-cell>
          <table:table-cell/>
          <table:table-cell office:value-type="string">
            <text:p>header</text:p>
          </table:table-cell>
          <table:table-cell office:value-type="string">
            <text:p>Expected End date</text:p>
          </table:table-cell>
        </table:table-row>
        <table:table-row table:style-name="ro2"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header</text:p>
          </table:table-cell>
          <table:table-cell office:value-type="string">
            <text:p>Initiative Type</text:p>
          </table:table-cell>
        </table:table-row>
        <table:table-row table:style-name="ro2">
          <table:table-cell table:number-columns-repeated="2"/>
          <table:table-cell office:value-type="string">
            <text:p>category</text:p>
          </table:table-cell>
          <table:table-cell/>
          <table:table-cell office:value-type="string">
            <text:p>header</text:p>
          </table:table-cell>
          <table:table-cell office:value-type="string">
            <text:p>Initiative Category</text:p>
          </table:table-cell>
        </table:table-row>
        <table:table-row table:style-name="ro2">
          <table:table-cell office:value-type="string">
            <text:p>H</text:p>
          </table:table-cell>
          <table:table-cell/>
          <table:table-cell office:value-type="string">
            <text:p>program</text:p>
          </table:table-cell>
          <table:table-cell/>
          <table:table-cell office:value-type="string">
            <text:p>gen-info</text:p>
          </table:table-cell>
          <table:table-cell office:value-type="string">
            <text:p>Program</text:p>
          </table:table-cell>
        </table:table-row>
        <table:table-row table:style-name="ro2">
          <table:table-cell table:number-columns-repeated="2"/>
          <table:table-cell office:value-type="string">
            <text:p>function</text:p>
          </table:table-cell>
          <table:table-cell/>
          <table:table-cell office:value-type="string">
            <text:p>gen-info</text:p>
          </table:table-cell>
          <table:table-cell office:value-type="string">
            <text:p>MHS Functionality</text:p>
          </table:table-cell>
        </table:table-row>
        <table:table-row table:style-name="ro2">
          <table:table-cell table:number-columns-repeated="2"/>
          <table:table-cell office:value-type="string">
            <text:p>objective</text:p>
          </table:table-cell>
          <table:table-cell/>
          <table:table-cell office:value-type="string">
            <text:p>gen-info</text:p>
          </table:table-cell>
          <table:table-cell office:value-type="string">
            <text:p>Project Objective</text:p>
          </table:table-cell>
        </table:table-row>
        <table:table-row table:style-name="ro2">
          <table:table-cell table:number-columns-repeated="2"/>
          <table:table-cell office:value-type="string">
            <text:p>tp_objective</text:p>
          </table:table-cell>
          <table:table-cell/>
          <table:table-cell office:value-type="string">
            <text:p>gen-info</text:p>
          </table:table-cell>
          <table:table-cell office:value-type="string">
            <text:p>MHS TP Objective </text:p>
          </table:table-cell>
        </table:table-row>
        <table:table-row table:style-name="ro2">
          <table:table-cell table:number-columns-repeated="2"/>
          <table:table-cell office:value-type="string">
            <text:p>tp_pdi_covered</text:p>
          </table:table-cell>
          <table:table-cell/>
          <table:table-cell office:value-type="string">
            <text:p>gen-info</text:p>
          </table:table-cell>
          <table:table-cell office:value-type="string">
            <text:p>MHS TP PDI covered</text:p>
          </table:table-cell>
        </table:table-row>
        <table:table-row table:style-name="ro2">
          <table:table-cell table:number-columns-repeated="2"/>
          <table:table-cell office:value-type="string">
            <text:p>tp_scope_covered</text:p>
          </table:table-cell>
          <table:table-cell/>
          <table:table-cell office:value-type="string">
            <text:p>gen-info</text:p>
          </table:table-cell>
          <table:table-cell office:value-type="string">
            <text:p>MHS TP Scope covered</text:p>
          </table:table-cell>
        </table:table-row>
        <table:table-row table:style-name="ro2">
          <table:table-cell table:number-columns-repeated="2"/>
          <table:table-cell office:value-type="string">
            <text:p>ex_scope_approved</text:p>
          </table:table-cell>
          <table:table-cell/>
          <table:table-cell office:value-type="string">
            <text:p>gen-info</text:p>
          </table:table-cell>
          <table:table-cell office:value-type="string">
            <text:p>Additional scope approved (If applicable)</text:p>
          </table:table-cell>
        </table:table-row>
        <table:table-row table:style-name="ro2">
          <table:table-cell table:number-columns-repeated="2"/>
          <table:table-cell office:value-type="string">
            <text:p>process</text:p>
          </table:table-cell>
          <table:table-cell office:value-type="string">
            <text:p>Process</text:p>
          </table:table-cell>
          <table:table-cell office:value-type="string">
            <text:p>gen-info</text:p>
          </table:table-cell>
          <table:table-cell office:value-type="string">
            <text:p>IWOW Process <text:s text:c="3"/>LEVEL 0</text:p>
          </table:table-cell>
        </table:table-row>
        <table:table-row table:style-name="ro2">
          <table:table-cell/>
          <table:table-cell office:value-type="string">
            <text:p>Process</text:p>
          </table:table-cell>
          <table:table-cell office:value-type="string">
            <text:p>owne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Process Owner</text:p>
          </table:table-cell>
        </table:table-row>
        <table:table-row table:style-name="ro2">
          <table:table-cell/>
          <table:table-cell office:value-type="string">
            <text:p>Process</text:p>
          </table:table-cell>
          <table:table-cell office:value-type="string">
            <text:p>leade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Process Leader</text:p>
          </table:table-cell>
        </table:table-row>
        <table:table-row table:style-name="ro2">
          <table:table-cell table:number-columns-repeated="2"/>
          <table:table-cell office:value-type="string">
            <text:p>demand</text:p>
          </table:table-cell>
          <table:table-cell office:value-type="string">
            <text:p>DemandArea</text:p>
          </table:table-cell>
          <table:table-cell office:value-type="string">
            <text:p>gen-info</text:p>
          </table:table-cell>
          <table:table-cell office:value-type="string">
            <text:p>Demand Areas <text:s text:c="6"/>LEVEL 0</text:p>
          </table:table-cell>
        </table:table-row>
        <table:table-row table:style-name="ro2">
          <table:table-cell table:number-columns-repeated="2"/>
          <table:table-cell office:value-type="string">
            <text:p>solution</text:p>
          </table:table-cell>
          <table:table-cell/>
          <table:table-cell office:value-type="string">
            <text:p>gen-info</text:p>
          </table:table-cell>
          <table:table-cell office:value-type="string">
            <text:p>Solution area</text:p>
          </table:table-cell>
        </table:table-row>
        <table:table-row table:style-name="ro2">
          <table:table-cell table:number-columns-repeated="2"/>
          <table:table-cell office:value-type="string">
            <text:p>biz_arch_man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Business Architect Manager (BAM)</text:p>
          </table:table-cell>
        </table:table-row>
        <table:table-row table:style-name="ro2">
          <table:table-cell table:number-columns-repeated="2"/>
          <table:table-cell office:value-type="string">
            <text:p>it_arch_man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IT Architect Manager (ITAM)</text:p>
          </table:table-cell>
        </table:table-row>
        <table:table-row table:style-name="ro2">
          <table:table-cell table:number-columns-repeated="2"/>
          <table:table-cell office:value-type="string">
            <text:p>sg_chai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Chairman for SG</text:p>
          </table:table-cell>
        </table:table-row>
        <table:table-row table:style-name="ro2">
          <table:table-cell table:number-columns-repeated="2"/>
          <table:table-cell office:value-type="string">
            <text:p>sg_sponso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Sponsor for SG</text:p>
          </table:table-cell>
        </table:table-row>
        <table:table-row table:style-name="ro2">
          <table:table-cell table:number-columns-repeated="2"/>
          <table:table-cell office:value-type="string">
            <text:p>sg_tp_rep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MHS TP Representative in SG </text:p>
          </table:table-cell>
        </table:table-row>
        <table:table-row table:style-name="ro2">
          <table:table-cell table:number-columns-repeated="2"/>
          <table:table-cell office:value-type="string">
            <text:p>ordere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Orderer</text:p>
          </table:table-cell>
        </table:table-row>
        <table:table-row table:style-name="ro2">
          <table:table-cell table:number-columns-repeated="2"/>
          <table:table-cell office:value-type="string">
            <text:p>owner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Owner</text:p>
          </table:table-cell>
        </table:table-row>
        <table:table-row table:style-name="ro2">
          <table:table-cell table:number-columns-repeated="2"/>
          <table:table-cell office:value-type="string">
            <text:p>biz_proj_man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Business Project Manager</text:p>
          </table:table-cell>
        </table:table-row>
        <table:table-row table:style-name="ro2">
          <table:table-cell table:number-columns-repeated="2"/>
          <table:table-cell office:value-type="string">
            <text:p>it_proj_man</text:p>
          </table:table-cell>
          <table:table-cell office:value-type="string">
            <text:p>Person</text:p>
          </table:table-cell>
          <table:table-cell office:value-type="string">
            <text:p>gen-info</text:p>
          </table:table-cell>
          <table:table-cell office:value-type="string">
            <text:p>IT Project manager</text:p>
          </table:table-cell>
        </table:table-row>
        <table:table-row table:style-name="ro2">
          <table:table-cell office:value-type="string">
            <text:p>AD</text:p>
          </table:table-cell>
          <table:table-cell office:value-type="string">
            <text:p>PreStudy</text:p>
          </table:table-cell>
          <table:table-cell office:value-type="string">
            <text:p>forums_anchored</text:p>
          </table:table-cell>
          <table:table-cell/>
          <table:table-cell office:value-type="string">
            <text:p>pre-pre</text:p>
          </table:table-cell>
          <table:table-cell office:value-type="string">
            <text:p>Anchored with applicable forums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forums</text:p>
          </table:table-cell>
          <table:table-cell/>
          <table:table-cell office:value-type="string">
            <text:p>pre-pre</text:p>
          </table:table-cell>
          <table:table-cell office:value-type="string">
            <text:p>IF YES OR NO- WHICH FORUMS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budget_secured</text:p>
          </table:table-cell>
          <table:table-cell/>
          <table:table-cell office:value-type="string">
            <text:p>pre-pre</text:p>
          </table:table-cell>
          <table:table-cell office:value-type="string">
            <text:p>Budget Secured (Clarity)</text:p>
          </table:table-cell>
        </table:table-row>
        <table:table-row table:style-name="ro2">
          <table:table-cell office:value-type="string">
            <text:p>AH</text:p>
          </table:table-cell>
          <table:table-cell office:value-type="string">
            <text:p>PreStudy</text:p>
          </table:table-cell>
          <table:table-cell office:value-type="string">
            <text:p>approved_by_sg</text:p>
          </table:table-cell>
          <table:table-cell/>
          <table:table-cell office:value-type="string">
            <text:p>pre-info</text:p>
          </table:table-cell>
          <table:table-cell office:value-type="string">
            <text:p>MHS TP SG Approval of starting up Prestudy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approach_approved</text:p>
          </table:table-cell>
          <table:table-cell/>
          <table:table-cell office:value-type="string">
            <text:p>pre-info</text:p>
          </table:table-cell>
          <table:table-cell office:value-type="string">
            <text:p>Prestudy approach approved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forums_pdi_approved</text:p>
          </table:table-cell>
          <table:table-cell/>
          <table:table-cell office:value-type="string">
            <text:p>pre-info</text:p>
          </table:table-cell>
          <table:table-cell office:value-type="string">
            <text:p>Approved Pre-study PDI in applicable forums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it_bluprint_done</text:p>
          </table:table-cell>
          <table:table-cell/>
          <table:table-cell office:value-type="string">
            <text:p>pre-info</text:p>
          </table:table-cell>
          <table:table-cell office:value-type="string">
            <text:p>Pre-study IT Blueprint conducted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sg_appointed</text:p>
          </table:table-cell>
          <table:table-cell/>
          <table:table-cell office:value-type="string">
            <text:p>pre-info</text:p>
          </table:table-cell>
          <table:table-cell office:value-type="string">
            <text:p>SG for Prestudy appointed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funds_secured</text:p>
          </table:table-cell>
          <table:table-cell/>
          <table:table-cell office:value-type="string">
            <text:p>pre-info</text:p>
          </table:table-cell>
          <table:table-cell office:value-type="string">
            <text:p>Funds Secured for Prestudy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biz_study_done</text:p>
          </table:table-cell>
          <table:table-cell/>
          <table:table-cell office:value-type="string">
            <text:p>pre-info</text:p>
          </table:table-cell>
          <table:table-cell office:value-type="string">
            <text:p>Business study conducted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solution_study_done</text:p>
          </table:table-cell>
          <table:table-cell/>
          <table:table-cell office:value-type="string">
            <text:p>pre-info</text:p>
          </table:table-cell>
          <table:table-cell office:value-type="string">
            <text:p>Solution study conducted</text:p>
          </table:table-cell>
        </table:table-row>
        <table:table-row table:style-name="ro2">
          <table:table-cell/>
          <table:table-cell office:value-type="string">
            <text:p>PreStudy</text:p>
          </table:table-cell>
          <table:table-cell office:value-type="string">
            <text:p>report_approved</text:p>
          </table:table-cell>
          <table:table-cell/>
          <table:table-cell office:value-type="string">
            <text:p>pre-info</text:p>
          </table:table-cell>
          <table:table-cell office:value-type="string">
            <text:p>Pre-study Report approved by Pre-study SG</text:p>
          </table:table-cell>
        </table:table-row>
        <table:table-row table:style-name="ro2">
          <table:table-cell office:value-type="string">
            <text:p>BA</text:p>
          </table:table-cell>
          <table:table-cell/>
          <table:table-cell office:value-type="string">
            <text:p>cost_estimate</text:p>
          </table:table-cell>
          <table:table-cell/>
          <table:table-cell office:value-type="string">
            <text:p>time-cost</text:p>
          </table:table-cell>
          <table:table-cell office:value-type="string">
            <text:p>HL Cost Estimation Total Initative </text:p>
          </table:table-cell>
        </table:table-row>
        <table:table-row table:style-name="ro2">
          <table:table-cell table:number-columns-repeated="2"/>
          <table:table-cell office:value-type="string">
            <text:p>time_estimate</text:p>
          </table:table-cell>
          <table:table-cell/>
          <table:table-cell office:value-type="string">
            <text:p>time-cost</text:p>
          </table:table-cell>
          <table:table-cell office:value-type="string">
            <text:p>HL Time Estimation total initative</text:p>
          </table:table-cell>
        </table:table-row>
        <table:table-row table:style-name="ro2">
          <table:table-cell office:value-type="string">
            <text:p>BD</text:p>
          </table:table-cell>
          <table:table-cell office:value-type="string">
            <text:p>Activity/Project</text:p>
          </table:table-cell>
          <table:table-cell office:value-type="string">
            <text:p>projs_mapped</text:p>
          </table:table-cell>
          <table:table-cell/>
          <table:table-cell office:value-type="string">
            <text:p>depend</text:p>
          </table:table-cell>
          <table:table-cell office:value-type="string">
            <text:p>Mapped dependencies to other projects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pro_mapped</text:p>
          </table:table-cell>
          <table:table-cell/>
          <table:table-cell office:value-type="string">
            <text:p>depend</text:p>
          </table:table-cell>
          <table:table-cell office:value-type="string">
            <text:p>Mapping dependencies to Process conducted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org_mapped</text:p>
          </table:table-cell>
          <table:table-cell/>
          <table:table-cell office:value-type="string">
            <text:p>depend</text:p>
          </table:table-cell>
          <table:table-cell office:value-type="string">
            <text:p>Mapping dependencies to Organisation conducted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org_dependence</text:p>
          </table:table-cell>
          <table:table-cell/>
          <table:table-cell office:value-type="string">
            <text:p>depend</text:p>
          </table:table-cell>
          <table:table-cell office:value-type="string">
            <text:p>Where in the organisation(department) does the dependency lie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tec_mapped</text:p>
          </table:table-cell>
          <table:table-cell/>
          <table:table-cell office:value-type="string">
            <text:p>depend</text:p>
          </table:table-cell>
          <table:table-cell office:value-type="string">
            <text:p>Mapping dependencies to technology conducted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tec_dependence</text:p>
          </table:table-cell>
          <table:table-cell/>
          <table:table-cell office:value-type="string">
            <text:p>depend</text:p>
          </table:table-cell>
          <table:table-cell office:value-type="string">
            <text:p>Dependent on technology </text:p>
          </table:table-cell>
        </table:table-row>
        <table:table-row table:style-name="ro2">
          <table:table-cell office:value-type="string">
            <text:p>BK</text:p>
          </table:table-cell>
          <table:table-cell office:value-type="string">
            <text:p>Activity/Project</text:p>
          </table:table-cell>
          <table:table-cell office:value-type="string">
            <text:p>pro_impact</text:p>
          </table:table-cell>
          <table:table-cell/>
          <table:table-cell office:value-type="string">
            <text:p>impact</text:p>
          </table:table-cell>
          <table:table-cell office:value-type="string">
            <text:p>Process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pro_impact_when</text:p>
          </table:table-cell>
          <table:table-cell/>
          <table:table-cell office:value-type="string">
            <text:p>impact</text:p>
          </table:table-cell>
          <table:table-cell office:value-type="string">
            <text:p>WHEN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org_impact</text:p>
          </table:table-cell>
          <table:table-cell/>
          <table:table-cell office:value-type="string">
            <text:p>impact</text:p>
          </table:table-cell>
          <table:table-cell office:value-type="string">
            <text:p>Organisation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org_impact_users</text:p>
          </table:table-cell>
          <table:table-cell/>
          <table:table-cell office:value-type="string">
            <text:p>impact</text:p>
          </table:table-cell>
          <table:table-cell office:value-type="string">
            <text:p>Number of impacting end user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org_impact_when</text:p>
          </table:table-cell>
          <table:table-cell/>
          <table:table-cell office:value-type="string">
            <text:p>impact</text:p>
          </table:table-cell>
          <table:table-cell office:value-type="string">
            <text:p>WHEN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tec_impact</text:p>
          </table:table-cell>
          <table:table-cell/>
          <table:table-cell office:value-type="string">
            <text:p>impact</text:p>
          </table:table-cell>
          <table:table-cell office:value-type="string">
            <text:p>Technology: Change impact system development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tec_impact_when</text:p>
          </table:table-cell>
          <table:table-cell/>
          <table:table-cell office:value-type="string">
            <text:p>impact</text:p>
          </table:table-cell>
          <table:table-cell office:value-type="string">
            <text:p>WHEN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inf_impact</text:p>
          </table:table-cell>
          <table:table-cell/>
          <table:table-cell office:value-type="string">
            <text:p>impact</text:p>
          </table:table-cell>
          <table:table-cell office:value-type="string">
            <text:p>Information: Change impact for user</text:p>
          </table:table-cell>
        </table:table-row>
        <table:table-row table:style-name="ro2">
          <table:table-cell/>
          <table:table-cell office:value-type="string">
            <text:p>Activity/Project</text:p>
          </table:table-cell>
          <table:table-cell office:value-type="string">
            <text:p>inf_impact_when</text:p>
          </table:table-cell>
          <table:table-cell/>
          <table:table-cell office:value-type="string">
            <text:p>impact</text:p>
          </table:table-cell>
          <table:table-cell office:value-type="string">
            <text:p>WHEN</text:p>
          </table:table-cell>
        </table:table-row>
        <table:table-row table:style-name="ro2">
          <table:table-cell office:value-type="string">
            <text:p>BU</text:p>
          </table:table-cell>
          <table:table-cell/>
          <table:table-cell office:value-type="string">
            <text:p>gut_feeling</text:p>
          </table:table-cell>
          <table:table-cell/>
          <table:table-cell office:value-type="string">
            <text:p>run-info</text:p>
          </table:table-cell>
          <table:table-cell office:value-type="string">
            <text:p>"Gut feeling"</text:p>
          </table:table-cell>
        </table:table-row>
        <table:table-row table:style-name="ro2">
          <table:table-cell table:number-columns-repeated="2"/>
          <table:table-cell office:value-type="string">
            <text:p>important_milestone</text:p>
          </table:table-cell>
          <table:table-cell/>
          <table:table-cell office:value-type="string">
            <text:p>run-info</text:p>
          </table:table-cell>
          <table:table-cell office:value-type="string">
            <text:p>Important milestone</text:p>
          </table:table-cell>
        </table:table-row>
        <table:table-row table:style-name="ro2">
          <table:table-cell table:number-columns-repeated="2"/>
          <table:table-cell office:value-type="string">
            <text:p>dp1_planned</text:p>
          </table:table-cell>
          <table:table-cell/>
          <table:table-cell office:value-type="string">
            <text:p>run-info</text:p>
          </table:table-cell>
          <table:table-cell office:value-type="string">
            <text:p>Planned DP1</text:p>
          </table:table-cell>
        </table:table-row>
        <table:table-row table:style-name="ro2">
          <table:table-cell table:number-columns-repeated="2"/>
          <table:table-cell office:value-type="string">
            <text:p>dp1_actual</text:p>
          </table:table-cell>
          <table:table-cell/>
          <table:table-cell office:value-type="string">
            <text:p>run-info</text:p>
          </table:table-cell>
          <table:table-cell office:value-type="string">
            <text:p>Actual DP1</text:p>
          </table:table-cell>
        </table:table-row>
        <table:table-row table:style-name="ro2">
          <table:table-cell table:number-columns-repeated="2"/>
          <table:table-cell office:value-type="string">
            <text:p>dp1_critical</text:p>
          </table:table-cell>
          <table:table-cell/>
          <table:table-cell office:value-type="string">
            <text:p>run-info</text:p>
          </table:table-cell>
          <table:table-cell office:value-type="string">
            <text:p>TP Critical DP1</text:p>
          </table:table-cell>
        </table:table-row>
        <table:table-row table:style-name="ro2">
          <table:table-cell table:number-columns-repeated="2"/>
          <table:table-cell office:value-type="string">
            <text:p>dp3_planned</text:p>
          </table:table-cell>
          <table:table-cell/>
          <table:table-cell office:value-type="string">
            <text:p>run-info</text:p>
          </table:table-cell>
          <table:table-cell office:value-type="string">
            <text:p>Planned DP3</text:p>
          </table:table-cell>
        </table:table-row>
        <table:table-row table:style-name="ro2">
          <table:table-cell table:number-columns-repeated="2"/>
          <table:table-cell office:value-type="string">
            <text:p>dp3_actual</text:p>
          </table:table-cell>
          <table:table-cell/>
          <table:table-cell office:value-type="string">
            <text:p>run-info</text:p>
          </table:table-cell>
          <table:table-cell office:value-type="string">
            <text:p>Actual DP3</text:p>
          </table:table-cell>
        </table:table-row>
        <table:table-row table:style-name="ro2">
          <table:table-cell table:number-columns-repeated="2"/>
          <table:table-cell office:value-type="string">
            <text:p>dp3_critical</text:p>
          </table:table-cell>
          <table:table-cell/>
          <table:table-cell office:value-type="string">
            <text:p>run-info</text:p>
          </table:table-cell>
          <table:table-cell office:value-type="string">
            <text:p>TP Critical DP3</text:p>
          </table:table-cell>
        </table:table-row>
        <table:table-row table:style-name="ro2">
          <table:table-cell table:number-columns-repeated="2"/>
          <table:table-cell office:value-type="string">
            <text:p>dp6_planned</text:p>
          </table:table-cell>
          <table:table-cell/>
          <table:table-cell office:value-type="string">
            <text:p>run-info</text:p>
          </table:table-cell>
          <table:table-cell office:value-type="string">
            <text:p>Planned DP6</text:p>
          </table:table-cell>
        </table:table-row>
        <table:table-row table:style-name="ro2">
          <table:table-cell table:number-columns-repeated="2"/>
          <table:table-cell office:value-type="string">
            <text:p>dp6_actual</text:p>
          </table:table-cell>
          <table:table-cell/>
          <table:table-cell office:value-type="string">
            <text:p>run-info</text:p>
          </table:table-cell>
          <table:table-cell office:value-type="string">
            <text:p>Actual DP6</text:p>
          </table:table-cell>
        </table:table-row>
        <table:table-row table:style-name="ro2">
          <table:table-cell table:number-columns-repeated="2"/>
          <table:table-cell office:value-type="string">
            <text:p>dp6_critical</text:p>
          </table:table-cell>
          <table:table-cell/>
          <table:table-cell office:value-type="string">
            <text:p>run-info</text:p>
          </table:table-cell>
          <table:table-cell office:value-type="string">
            <text:p>TP Critical DP6</text:p>
          </table:table-cell>
        </table:table-row>
        <table:table-row table:style-name="ro2">
          <table:table-cell table:number-columns-repeated="2"/>
          <table:table-cell office:value-type="string">
            <text:p>dp8_planned</text:p>
          </table:table-cell>
          <table:table-cell/>
          <table:table-cell office:value-type="string">
            <text:p>run-info</text:p>
          </table:table-cell>
          <table:table-cell office:value-type="string">
            <text:p>Planned DP8</text:p>
          </table:table-cell>
        </table:table-row>
        <table:table-row table:style-name="ro2">
          <table:table-cell table:number-columns-repeated="2"/>
          <table:table-cell office:value-type="string">
            <text:p>dp8_actual</text:p>
          </table:table-cell>
          <table:table-cell/>
          <table:table-cell office:value-type="string">
            <text:p>run-info</text:p>
          </table:table-cell>
          <table:table-cell office:value-type="string">
            <text:p>Actual DP8</text:p>
          </table:table-cell>
        </table:table-row>
        <table:table-row table:style-name="ro2">
          <table:table-cell table:number-columns-repeated="2"/>
          <table:table-cell office:value-type="string">
            <text:p>dp8_critical</text:p>
          </table:table-cell>
          <table:table-cell/>
          <table:table-cell office:value-type="string">
            <text:p>run-info</text:p>
          </table:table-cell>
          <table:table-cell office:value-type="string">
            <text:p>TP Critical DP8</text:p>
          </table:table-cell>
        </table:table-row>
        <table:table-row table:style-name="ro2">
          <table:table-cell office:value-type="string">
            <text:p>CK</text:p>
          </table:table-cell>
          <table:table-cell/>
          <table:table-cell office:value-type="string">
            <text:p>comments</text:p>
          </table:table-cell>
          <table:table-cell/>
          <table:table-cell office:value-type="string">
            <text:p>footer</text:p>
          </table:table-cell>
          <table:table-cell office:value-type="string">
            <text:p>Comments:</text:p>
          </table:table-cell>
        </table:table-row>
        <table:table-row table:style-name="ro2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footer</text:p>
          </table:table-cell>
          <table:table-cell office:value-type="string">
            <text:p>Activity/Status:</text:p>
          </table:table-cell>
        </table:table-row>
        <table:table-row table:style-name="ro2">
          <table:table-cell table:number-columns-repeated="2"/>
          <table:table-cell office:value-type="string">
            <text:p>responsible</text:p>
          </table:table-cell>
          <table:table-cell office:value-type="string">
            <text:p>Person</text:p>
          </table:table-cell>
          <table:table-cell office:value-type="string">
            <text:p>footer</text:p>
          </table:table-cell>
          <table:table-cell office:value-type="string">
            <text:p>Responsible:</text:p>
          </table:table-cell>
        </table:table-row>
        <table:table-row table:style-name="ro2">
          <table:table-cell table:number-columns-repeated="2"/>
          <table:table-cell office:value-type="string">
            <text:p>deadline</text:p>
          </table:table-cell>
          <table:table-cell/>
          <table:table-cell office:value-type="string">
            <text:p>footer</text:p>
          </table:table-cell>
          <table:table-cell office:value-type="string">
            <text:p>Deadline: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roject_Activity" table:base-cell-address="$Sheet1.$A$1" table:cell-range-address="$Sheet1.$B$1:.$B$1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kr</number:text>
    </number:number-style>
    <number:number-style style:name="N108">
      <number:text>-</number:text>
      <number:number number:decimal-places="0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r</number:text>
    </number:number-style>
    <number:number-style style:name="N110">
      <number:text>-</number:text>
      <number:number number:decimal-places="2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 </number:text>
    </number:number-style>
    <number:number-style style:name="N112P1" style:volatile="true">
      <number:text>-</number:text>
      <number:number number:decimal-places="0" number:min-integer-digits="1" number:grouping="true"/>
      <number:text>     </number:text>
    </number:number-style>
    <number:number-style style:name="N112P2" style:volatile="true">
      <number:text> -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kr </number:text>
    </number:number-style>
    <number:number-style style:name="N113P1" style:volatile="true">
      <number:text>-</number:text>
      <number:number number:decimal-places="0" number:min-integer-digits="1" number:grouping="true"/>
      <number:text> kr </number:text>
    </number:number-style>
    <number:number-style style:name="N113P2" style:volatile="true">
      <number:text> - kr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 </number:text>
    </number:number-style>
    <number:number-style style:name="N114P1" style:volatile="true">
      <number:text>-</number:text>
      <number:number number:decimal-places="2" number:min-integer-digits="1" number:grouping="true"/>
      <number:text>     </number:text>
    </number:number-style>
    <number:number-style style:name="N114P2" style:volatile="true">
      <number:text> -</number:text>
      <number:number number: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kr </number:text>
    </number:number-style>
    <number:number-style style:name="N115P1" style:volatile="true">
      <number:text>-</number:text>
      <number:number number:decimal-places="2" number:min-integer-digits="1" number:grouping="true"/>
      <number:text> kr </number:text>
    </number:number-style>
    <number:number-style style:name="N115P2" style:volatile="true">
      <number:text> -</number:text>
      <number:number number:decimal-places="0" number:min-integer-digits="0"/>
      <number:text> kr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6107" number:language="sv" number:country="SE">
      <number:day number:style="long"/>
      <number:text>-</number:text>
      <number:month number:textual="true"/>
    </number:date-style>
    <number:date-style style:name="N16108" number:language="sv" number:country="SE">
      <number:month number:textual="true"/>
      <number:text>-</number:text>
      <number:year/>
    </number:date-style>
    <number:time-style style:name="N16109" number:language="sv" number:country="SE">
      <number:hours/>
      <number:text>:</number:text>
      <number:minutes number:style="long"/>
      <number:text> </number:text>
      <number:am-pm/>
    </number:time-style>
    <number:time-style style:name="N16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sv" number:country="SE">
      <number:number number:decimal-places="0" number:min-integer-digits="1" number:grouping="true"/>
      <number:text>    </number:text>
    </number:number-style>
    <number:number-style style:name="N16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6112P0"/>
    </number:number-style>
    <number:number-style style:name="N16113P0" style:volatile="true" number:language="sv" number:country="SE">
      <number:number number:decimal-places="0" number:min-integer-digits="1" number:grouping="true"/>
      <number:text>    </number:text>
    </number:number-style>
    <number:number-style style:name="N16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6113P0"/>
    </number:number-style>
    <number:number-style style:name="N16114P0" style:volatile="true" number:language="sv" number:country="SE">
      <number:number number:decimal-places="2" number:min-integer-digits="1" number:grouping="true"/>
      <number:text>    </number:text>
    </number:number-style>
    <number:number-style style:name="N16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6114P0"/>
    </number:number-style>
    <number:number-style style:name="N16115P0" style:volatile="true" number:language="sv" number:country="SE">
      <number:number number:decimal-places="2" number:min-integer-digits="1" number:grouping="true"/>
      <number:text>    </number:text>
    </number:number-style>
    <number:number-style style:name="N16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6115P0"/>
    </number:number-style>
    <number:number-style style:name="N16116P0" style:volatile="true" number:language="sv" number:country="SE">
      <number:number number:decimal-places="0" number:min-integer-digits="1" number:grouping="true"/>
      <number:text> kr</number:text>
    </number:number-style>
    <number:number-style style:name="N16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6116P0"/>
    </number:number-style>
    <number:number-style style:name="N16117P0" style:volatile="true" number:language="sv" number:country="SE">
      <number:number number:decimal-places="0" number:min-integer-digits="1" number:grouping="true"/>
      <number:text> kr</number:text>
    </number:number-style>
    <number:number-style style:name="N16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6117P0"/>
    </number:number-style>
    <number:number-style style:name="N16118P0" style:volatile="true" number:language="sv" number:country="SE">
      <number:number number:decimal-places="2" number:min-integer-digits="1" number:grouping="true"/>
      <number:text> kr</number:text>
    </number:number-style>
    <number:number-style style:name="N16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6118P0"/>
    </number:number-style>
    <number:number-style style:name="N16119P0" style:volatile="true" number:language="sv" number:country="SE">
      <number:number number:decimal-places="2" number:min-integer-digits="1" number:grouping="true"/>
      <number:text> kr</number:text>
    </number:number-style>
    <number:number-style style:name="N16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Verdana" fo:font-size="9pt" fo:language="zxx" fo:country="none" style:font-size-asian="9pt" style:language-asian="zxx" style:country-asian="none" style:font-size-complex="9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2015-02-11</text:date>, <text:time>14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tives" style:display-name="PageStyle_Initiati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iatives_20_1" style:display-name="PageStyle_Initiativ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2" style:display-name="PageStyle_Initiativ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3" style:display-name="PageStyle_Initiative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4" style:display-name="PageStyle_Initiativ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5" style:display-name="PageStyle_Initiative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6" style:display-name="PageStyle_Initiatives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7" style:display-name="PageStyle_Initiatives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8" style:display-name="PageStyle_Initiatives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9" style:display-name="PageStyle_Initiatives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tives_20_10" style:display-name="PageStyle_Initiatives 1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3M50S</meta:editing-duration>
    <meta:editing-cycles>16</meta:editing-cycles>
    <meta:generator>OpenOffice/4.1.1$Win32 OpenOffice.org_project/411m6$Build-9775</meta:generator>
    <dc:date>2015-02-11T14:48:57.74</dc:date>
    <dc:creator>Martin Keefe</dc:creator>
    <meta:document-statistic meta:table-count="3" meta:cell-count="2516" meta:object-count="0"/>
    <meta:user-defined meta:name="Info 1"/>
    <meta:user-defined meta:name="Info 2"/>
    <meta:user-defined meta:name="Info 3"/>
    <meta:user-defined meta:name="Info 4"/>
  </office:meta>
</office:document-meta>
</file>